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paragraph-properties style:writing-mode="lr-tb"/>
    </style:style>
    <style:style style:name="P2" style:family="paragraph" style:parent-style-name="Heading_20_3">
      <style:paragraph-properties style:writing-mode="lr-tb"/>
    </style:style>
    <style:style style:name="P3" style:family="paragraph" style:parent-style-name="Standard">
      <style:paragraph-properties style:writing-mode="lr-tb"/>
    </style:style>
    <style:style style:name="P4" style:family="paragraph" style:parent-style-name="Text_20_body">
      <style:paragraph-properties style:writing-mode="lr-tb"/>
    </style:style>
    <style:style style:name="P5" style:family="paragraph" style:parent-style-name="Heading_20_3">
      <style:paragraph-properties style:writing-mode="lr-tb"/>
      <style:text-properties officeooo:rsid="002d08bf" officeooo:paragraph-rsid="002d08bf"/>
    </style:style>
    <style:style style:name="P6" style:family="paragraph" style:parent-style-name="Standard">
      <style:paragraph-properties style:writing-mode="lr-tb"/>
      <style:text-properties officeooo:rsid="002d08bf" officeooo:paragraph-rsid="002d08bf"/>
    </style:style>
    <style:style style:name="P7" style:family="paragraph" style:parent-style-name="Standard">
      <style:paragraph-properties style:writing-mode="lr-tb"/>
      <style:text-properties officeooo:paragraph-rsid="002145b7"/>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Heading_20_3">
      <style:paragraph-properties style:writing-mode="lr-tb"/>
      <style:text-properties officeooo:paragraph-rsid="0053daa1"/>
    </style:style>
    <style:style style:name="P10" style:family="paragraph" style:parent-style-name="Standard">
      <style:paragraph-properties style:writing-mode="lr-tb"/>
      <style:text-properties officeooo:rsid="002d08bf" officeooo:paragraph-rsid="002d08bf"/>
    </style:style>
    <style:style style:name="P11" style:family="paragraph" style:parent-style-name="Standard">
      <style:paragraph-properties style:writing-mode="lr-tb"/>
      <style:text-properties officeooo:paragraph-rsid="0053daa1"/>
    </style:style>
    <style:style style:name="P12" style:family="paragraph" style:parent-style-name="Text_20_body" style:list-style-name="L1"/>
    <style:style style:name="P13" style:family="paragraph" style:parent-style-name="Text_20_body" style:list-style-name="L1">
      <style:paragraph-properties style:writing-mode="lr-tb"/>
      <style:text-properties officeooo:paragraph-rsid="000d627b"/>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paragraph-properties style:writing-mode="lr-tb"/>
      <style:text-properties officeooo:paragraph-rsid="0053daa1"/>
    </style:style>
    <style:style style:name="P1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d08bf"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2d08bf"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2d08bf"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d08bf"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d08bf"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d08bf"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2d08bf" style:font-style-asian="normal" style:font-weight-asian="bold" style:font-style-complex="normal" style:font-weight-complex="bold"/>
    </style:style>
    <style:style style:name="T16" style:family="text">
      <style:text-properties fo:font-size="14pt" fo:font-style="normal" fo:font-weight="bold" officeooo:rsid="002d08bf" style:font-style-asian="normal" style:font-weight-asian="bold" style:font-style-complex="normal" style:font-weight-complex="bold"/>
    </style:style>
    <style:style style:name="T17" style:family="text">
      <style:text-properties fo:font-size="16pt" fo:font-style="normal" fo:font-weight="bold" officeooo:rsid="002d08bf" style:font-style-asian="normal" style:font-weight-asian="bold" style:font-style-complex="normal" style:font-weight-complex="bold"/>
    </style:style>
    <style:style style:name="T18" style:family="text">
      <style:text-properties fo:font-size="16pt" fo:font-style="normal" officeooo:rsid="002d08bf" style:font-style-asian="normal" style:font-style-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9.09.2025</text:p>
      <text:list xml:id="list2933516852" text:style-name="L1">
        <text:list-item>
          <text:p text:style-name="P12"><text:span text:style-name="Strong_20_Emphasis">Тақырыбы: Контентті басқару ұғымы. Цифрлық дәуірдегі мазмұнды тиімді басқару</text:span></text:p>
        </text:list-item>
      </text:list>
      <text:p text:style-name="Text_20_body">Контентті басқару — бұл цифрлық ақпаратты жасау, сақтау, өңдеу және таратуды жүйелі түрде ұйымдастыру үдерісі. Қазіргі веб-даму кезеңінде контент негізгі құндылыққа айналды, өйткені сайттар мен қосымшалардың сапасы көбіне мазмұнның өзектілігі мен қолжетімділігіне байланысты. Контентті басқару жүйелері (CMS) — веб-сайттағы мәтіндер, суреттер, бейнематериалдар және басқа файлдарды реттеуге арналған арнайы бағдарламалық құралдар. Мысалы, WordPress, Joomla немесе Drupal секілді CMS платформалары мазмұнды оңай жаңартып, оны көпшілікке қолайлы форматта ұсынуға мүмкіндік береді. Цифрлық дәуірде тиімді контентті басқару ұйымның беделін арттырып, аудиториямен тұрақты байланыс орнатуға және бизнес процестерін оңтайландыруға ықпал етеді.</text:p>
      <text:list xml:id="list202004435956894" text:continue-numbering="true" text:style-name="L1">
        <text:list-item>
          <text:p text:style-name="P13"><text:span text:style-name="Strong_20_Emphasis">Тақырыбы: Мазмұнын анықтау</text:span></text:p>
        </text:list-item>
      </text:list>
      <text:p text:style-name="Text_20_body">Мазмұнын анықтау — веб-жоба немесе цифрлық платформа үшін қандай ақпарат пайдаланушыға ұсынылатынын айқындау үдерісі. Бұл кезең контент стратегиясының негізгі бөлігі болып саналады, себебі дұрыс таңдалған мазмұн сайттың мақсатына, аудиторияның қажеттілігіне және ұйымның миссиясына сәйкес болуы тиіс. Алдымен мақсатты аудитория талданады: олардың жас ерекшелігі, мүддесі, ақпарат іздеу әдеттері анықталады. Кейін контент түрлері — мәтін, бейне, сурет, инфографика немесе аудио — таңдалады. Мазмұнның тілі түсінікті, құрылымы логикалық және іздеу жүйелеріне (SEO) бейімделген болуы маңызды. Мазмұнын нақты анықтау веб-ресурстың бірегейлігін арттырып, пайдаланушылардың қызығушылығын сақтауға және сапалы коммуникация орнатуға мүмкіндік береді.</text:p>
      <text:p text:style-name="P3"/>
      <text:p text:style-name="P3"/>
      <text:p text:style-name="P3">30.09.2025</text:p>
      <text:p text:style-name="P1"/>
      <text:h text:style-name="Heading_20_3" text:outline-level="3"><text:span text:style-name="Strong_20_Emphasis">1) Мазмұны басқару жүйесі (CMS)</text:span></text:h>
      <text:p text:style-name="Text_20_body">Мазмұны басқару жүйесі (Content Management System – CMS) — веб-сайттағы ақпаратты жасау, өңдеу және жариялау процесін жеңілдететін бағдарламалық платформа. CMS көмегімен пайдаланушылар техникалық білімсіз-ақ контентті өзгертіп, жаңарта алады. Негізгі компоненттері — әкімшілік панелі, дерекқор және қолданушы интерфейсі. Әдетте CMS жүйелері модульдік құрылымға ие, яғни жаңа функциялар плагиндер арқылы оңай қосылады. Мысалы, WordPress — блогтар мен шағын сайттарға ыңғайлы болса, Drupal мен Joomla күрделі корпоративтік жобаларға жиі қолданылады. CMS қолдану веб-ресурстарды жылдам іске қосуға, дизайн мен құрылымды икемді басқаруға және командалық жұмысты тиімді ұйымдастыруға мүмкіндік береді.</text:p>
      <text:p text:style-name="P3"/>
      <text:h text:style-name="P2" text:outline-level="3"><text:span text:style-name="Strong_20_Emphasis">2) Контентті басқару жүйесі: Бағдарламалық жасақтама салыстыру</text:span></text:h>
      <text:p text:style-name="Text_20_body">Контентті басқару жүйелерін таңдауда олардың функционалдық мүмкіндіктерін салыстыру маңызды. <text:span text:style-name="Strong_20_Emphasis">WordPress</text:span> — ең танымал CMS, қолдануға жеңіл әрі көптеген тегін плагиндер <text:soft-page-break/>ұсынады. <text:span text:style-name="Strong_20_Emphasis">Joomla</text:span> — көптілді және күрделі құрылымдағы сайттар үшін тиімді шешім. <text:span text:style-name="Strong_20_Emphasis">Drupal</text:span> — жоғары қауіпсіздік пен кеңейтілген баптауларды қажет ететін корпоративтік және үкіметтік жобаларға лайық. Ал <text:span text:style-name="Strong_20_Emphasis">Shopify</text:span> және <text:span text:style-name="Strong_20_Emphasis">Magento</text:span> — электрондық коммерцияға бағытталған жүйелер. Әр CMS-тің артықшылығы мен шектеуі бар: WordPress — икемді және қарапайым, Drupal — кәсіби және тұрақты, ал Magento — сатылымға бейімделген. Таңдау ұйымның мақсаттарына, бюджетіне және техникалық талаптарына сай жасалуы тиіс.</text:p>
      <text:p text:style-name="P3"/>
      <text:p text:style-name="P3">01.10.2025</text:p>
      <text:h text:style-name="P2" text:outline-level="3"><text:span text:style-name="Strong_20_Emphasis">1) Bootstrap</text:span></text:h>
      <text:p text:style-name="Text_20_body">Bootstrap — веб-әзірлеуде ең танымал CSS фреймворктердің бірі. Ол веб-сайттар мен қосымшаларды тез әрі тиімді стильдеуге арналған құралдар жиынтығын ұсынады. Bootstrap құрамында алдын ала дайындалған стильдер, торлық (grid) жүйесі, компоненттер (батырмалар, навигация, модаль терезелер) және JavaScript плагиндері бар. Фреймворк мобильді құрылғыларға бейімделген, яғни сайт экран өлшеміне қарай автоматты түрде өзгеріп отырады (responsive design). Bootstrap қолдану веб-әзірлеушілерге дизайн мен құрылымды нөлден жасауға уақыт жоғалтпай, стандартты және үйлесімді интерфейстер құруға мүмкіндік береді. Сонымен қатар, оның ашық коды бар болғандықтан, әлемдік қауымдастық арқылы тұрақты жаңартылып отырады.</text:p>
      <text:h text:style-name="P2" text:outline-level="3"><text:span text:style-name="Strong_20_Emphasis">2) Мазмұнды басқару жүйесі (CMS)</text:span></text:h>
      <text:p text:style-name="Text_20_body">Мазмұнды басқару жүйесі (CMS) — веб-сайттағы ақпаратты жасау, өңдеу, сақтау және жариялауды автоматтандыратын бағдарламалық платформа. CMS көмегімен пайдаланушылар техникалық білімі шектеулі болса да контентті оңай жаңарта алады. Негізгі элементтері — әкімшілік панель, дерекқор және қолданушы интерфейсі. Танымал CMS мысалдары: <text:span text:style-name="Strong_20_Emphasis">WordPress</text:span> — блог және шағын сайттар үшін, <text:span text:style-name="Strong_20_Emphasis">Joomla</text:span> — көптілді сайттар үшін, <text:span text:style-name="Strong_20_Emphasis">Drupal</text:span> — корпоративтік жобалар үшін. CMS модульдік құрылымға ие, жаңа функциялар плагиндер арқылы қосылады. Ол веб-ресурсты жылдам іске қосуға, контентті оңай басқаруға және командалық жұмысты үйлестіруге мүмкіндік береді.</text:p>
      <text:h text:style-name="P2" text:outline-level="3"><text:span text:style-name="Strong_20_Emphasis">3) Bootstrap жүктеу (онлайн)</text:span></text:h>
      <text:p text:style-name="Text_20_body">Bootstrap-ті қолдану үшін оны онлайн түрде қосуға болады. Ең қарапайым әдіс — ресми CDN (Content Delivery Network) арқылы сілтеме беру. HTML файлының <text:span text:style-name="Source_20_Text">&lt;head&gt;</text:span> бөліміне CSS стилінің сілтемесін, ал <text:span text:style-name="Source_20_Text">&lt;body&gt;</text:span> соңына JavaScript пен Popper.js сілтемелерін қою жеткілікті. Онлайн жүктеу артықшылықтары: файлдарды локалды сақтау қажет емес, соңғы жаңартылған нұсқаны қолдануға болады, сайт жылдам жүктеледі. Сонымен қатар, көптеген хостинг және веб-әзірлеу платформалары Bootstrap CDN-ін қолдайды, сондықтан интеграция өте жеңіл. Бұл әдіс әсіресе прототип жасау немесе шағын жобалар үшін тиімді болып саналады.</text:p>
      <text:p text:style-name="P3"/>
      <text:p text:style-name="P3"/>
      <text:p text:style-name="P3">02.10.2025</text:p>
      <text:h text:style-name="P2" text:outline-level="3"><text:soft-page-break/><text:span text:style-name="Strong_20_Emphasis">1) Bootstrap жүйесі және адаптивтілігі</text:span></text:h>
      <text:p text:style-name="Text_20_body">Bootstrap — веб-әзірлеуде қолданылатын ең танымал CSS және JavaScript фреймворктердің бірі. Оның негізгі ерекшелігі — адаптивті (responsive) дизайнды қолдау. Бұл дегеніміз, сайт немесе қосымша әртүрлі экран өлшемдеріне — компьютер, планшет, смартфон — автоматты түрде бейімделеді. Bootstrap торлық жүйесі (grid system) арқылы контентті жолдар мен бағандарға бөліп орналастыруға мүмкіндік береді. Сонымен қатар, алдын ала дайындалған компоненттер мен стильдер веб-әзірлеушілерге уақытты үнемдеуге және бірізді дизайн жасауға көмектеседі. Адаптивтілік арқасында пайдаланушы тәжірибесі жақсарып, сайт барлық құрылғыларда ыңғайлы көрінеді.</text:p>
      <text:h text:style-name="P2" text:outline-level="3"><text:span text:style-name="Strong_20_Emphasis">2) Bootstrap мәтінге арналған стиль</text:span></text:h>
      <text:p text:style-name="Text_20_body">Bootstrap мәтін элементтерін стильдеуді жеңілдетеді. Ол заголовоктар, абзацтар, сілтемелер, тізімдер және арнайы мәтіндік белгілер үшін дайын CSS кластарын ұсынады. Мысалы, <text:span text:style-name="Source_20_Text">.text-center</text:span> — мәтінді ортасына орналастырады, <text:span text:style-name="Source_20_Text">.text-primary</text:span> — басты түспен бояйды, <text:span text:style-name="Source_20_Text">.lead</text:span> — басты абзац үшін қолдануға арналған. Сонымен қатар, Bootstrap мәтінді түстермен, өлшеммен, қалыңдықпен, курсивпен және көлеңкемен оңай безендіруге мүмкіндік береді. Бұл әдіс контентті визуалды түрде тартымды және үйлесімді етіп көрсетеді, сонымен қатар веб-сайт дизайнын бірізді ұстауға көмектеседі.</text:p>
      <text:h text:style-name="Heading_20_3" text:outline-level="3"><text:span text:style-name="Strong_20_Emphasis">3) Bootstrap кестелермен жұмыс (онлайн)</text:span></text:h>
      <text:p text:style-name="Text_20_body">Bootstrap кестелерді стильдеу және форматтауды жеңілдетеді. Ол арнайы CSS кластарын қолдану арқылы кестелерге көркемдік және интерактивті эффект береді. Мысалы, <text:span text:style-name="Source_20_Text">.table</text:span> — негізгі стиль, <text:span text:style-name="Source_20_Text">.table-striped</text:span> — жолдарды алма-кезек бояу, <text:span text:style-name="Source_20_Text">.table-bordered</text:span> — шекара қосу, <text:span text:style-name="Source_20_Text">.table-hover</text:span> — тышқанмен көрсеткенде жолдарды бөлектеу. Кестелердің адаптивтілігін қамтамасыз ету үшін <text:span text:style-name="Source_20_Text">.table-responsive</text:span> класы қолданылады, бұл мобильді құрылғыларда көлденең айналдыруға мүмкіндік береді. Онлайн қолдану үшін Bootstrap CDN арқылы сілтеме беріп, HTML ішінде кесте элементтеріне қажетті кластарды қосу жеткілікті. Бұл әдіс локалды файлдарсыз веб-сайтты тез әрі әдемі жасауға мүмкіндік береді.</text:p>
      <text:p text:style-name="P3"/>
      <text:p text:style-name="P3">03.10.2025</text:p>
      <text:h text:style-name="P2" text:outline-level="3"><text:span text:style-name="Strong_20_Emphasis">1) Bootstrap түймелері</text:span></text:h>
      <text:p text:style-name="Text_20_body">Bootstrap түймелері (buttons) веб-формалар мен интерфейс элементтерін интерактивті етуге арналған. Олар алдын ала дайындалған CSS кластарымен стильденеді, мысалы, <text:span text:style-name="Source_20_Text">.btn</text:span> негізгі стиль, <text:span text:style-name="Source_20_Text">.btn-primary</text:span> — басты түсті батырма, <text:span text:style-name="Source_20_Text">.btn-success</text:span> — оң нәтиже көрсететін түсті батырма. Сонымен қатар, түймелер өлшемі бойынша (<text:span text:style-name="Source_20_Text">.btn-sm</text:span>, <text:span text:style-name="Source_20_Text">.btn-lg</text:span>), түсі мен күйі бойынша (hover, disabled) бапталады. Bootstrap түймелері адаптивті, яғни экран өлшеміне қарай оңай бейімделеді. JavaScript плагиндері арқылы кейбір батырмалар модаль терезелерді шақыру, dropdown мәзірін ашу немесе басқа интерактивті әрекеттерге жауап бере алады. Бұл әдіс веб-дизайнды бірізді әрі визуалды тартымды етеді.</text:p>
      <text:h text:style-name="P2" text:outline-level="3"><text:soft-page-break/><text:span text:style-name="Strong_20_Emphasis">2) Bootstrap форма</text:span></text:h>
      <text:p text:style-name="Text_20_body">Bootstrap формалары веб-сайттағы ақпаратты жинау процесін жеңілдетеді. Ол мәтіндік өрістер, чекбокстар, радио батырмалар, таңдаулы тізімдер, textarea және батырмаларды стандартты және үйлесімді стильде көрсетеді. CSS кластар арқылы формаларды вертикаль, горизонталь немесе inline форматта орналастыруға болады. Мысалы, <text:span text:style-name="Source_20_Text">.form-control</text:span> — енгізу өрістерін бірізді стильдеуге, <text:span text:style-name="Source_20_Text">.form-check</text:span> — чекбокстарды дұрыс орналастыруға арналған. Bootstrap формалары адаптивті, яғни мобильді құрылғыларда да ыңғайлы көрінеді. JavaScript плагиндері арқылы формаларды валидациялау, интерактивті элементтер қосу мүмкіндігі бар.</text:p>
      <text:h text:style-name="P2" text:outline-level="3"><text:span text:style-name="Strong_20_Emphasis">3) Bootstrap шәрифтер мен суреттер</text:span></text:h>
      <text:p text:style-name="Text_20_body">Bootstrap мәтіннің визуалды көрінісін және суреттерді басқаруды жеңілдетеді. Шәрифтерге арналған кластар: <text:span text:style-name="Source_20_Text">.text-primary</text:span>, <text:span text:style-name="Source_20_Text">.text-muted</text:span>, <text:span text:style-name="Source_20_Text">.font-weight-bold</text:span>, <text:span text:style-name="Source_20_Text">.text-center</text:span> және басқалары мәтіннің түсін, қалыңдығын, орнын анықтайды. Суреттерді стильдеу үшін <text:span text:style-name="Source_20_Text">.img-fluid</text:span> класы қолданылады — сурет контейнерге бейімделіп, адаптивті болады. Сонымен қатар, <text:span text:style-name="Source_20_Text">.rounded</text:span> — бұрыштарды жұмсақ етеді, <text:span text:style-name="Source_20_Text">.img-thumbnail</text:span> — рамка қосады, <text:span text:style-name="Source_20_Text">.img-circle</text:span> — шеңберге айналдырады. Бұл әдіс контентті визуалды үйлесімді әрі эстетикалық тартымды етіп көрсетеді, веб-сайт дизайнының бірізділігін сақтайды.</text:p>
      <text:h text:style-name="P2" text:outline-level="3"><text:span text:style-name="Strong_20_Emphasis">4) Bootstrap мәтінді панельдер (онлайн)</text:span></text:h>
      <text:p text:style-name="Text_20_body">Bootstrap мәтінді панельдер (cards) — ақпаратты блоктарда көрсетуге арналған заманауи шешім. Олар тақырып, мәтін, сурет және батырмаларды біріктіре алады. Панельдерді жасау үшін <text:span text:style-name="Source_20_Text">.card</text:span>, <text:span text:style-name="Source_20_Text">.card-body</text:span>, <text:span text:style-name="Source_20_Text">.card-title</text:span>, <text:span text:style-name="Source_20_Text">.card-text</text:span> сияқты CSS кластар қолданылады. Адаптивтілік үшін <text:span text:style-name="Source_20_Text">.card-deck</text:span> немесе <text:span text:style-name="Source_20_Text">.card-group</text:span> арқылы бірнеше панельді қатар орналастыруға болады. Онлайн қолдану үшін Bootstrap CDN арқылы сілтеме беріп, HTML элементтеріне сәйкес кластарды қосу жеткілікті. Бұл әдіс веб-ресурстардағы контентті құрылымды, көрнекі және оқуға ыңғайлы етуге мүмкіндік береді.</text:p>
      <text:p text:style-name="P3"/>
      <text:p text:style-name="P3">06.10.2025</text:p>
      <text:h text:style-name="P2" text:outline-level="3"><text:span text:style-name="Strong_20_Emphasis">JavaScript кіріспе</text:span></text:h>
      <text:p text:style-name="Text_20_body">JavaScript — веб-әзірлеудің негізгі бағдарламалау тілдерінің бірі, ол веб-беттерге интерактивтілік пен динамикалық функционал қосуға арналған. HTML және CSS статикалық құрылымды және стильді қамтамасыз етсе, JavaScript пайдаланушы әрекеттеріне жауап беріп, контентті өзгертуге мүмкіндік береді. Мысалы, формаларды тексеру, батырмаға басқанда анимация жасау немесе динамикалық мазмұн көрсету сияқты әрекеттер JavaScript арқылы жүзеге асады. Ол браузерде тікелей орындалады және барлық негізгі веб-шолғыштарда қолданылады. JavaScript синтаксисі қарапайым, бірақ мүмкіндіктері кең: айнымалылар, функциялар, оқиғалар (events), циклдер және шартты операторлар сияқты негізгі құрылымдардан тұрады. Кіріспе деңгейінде оның негізгі идеясы — веб-бетпен өзара әрекеттесу мүмкіндігін беру.</text:p>
      <text:p text:style-name="P3"/>
      <text:p text:style-name="P3"/>
      <text:p text:style-name="P3"><text:soft-page-break/>07.10.2025</text:p>
      <text:h text:style-name="P2" text:outline-level="3"><text:span text:style-name="Strong_20_Emphasis">1) JS-те ақпаратты шығару</text:span></text:h>
      <text:p text:style-name="Text_20_body">JavaScript бағдарламалау тілінде ақпаратты шығару веб-бетпен байланыс орнатудың негізгі тәсілдерінің бірі болып табылады. Ақпаратты шығару бірнеше әдіспен жүзеге асады: <text:span text:style-name="Source_20_Text">alert()</text:span> — хабарлама терезесін көрсету, <text:span text:style-name="Source_20_Text">document.write()</text:span> — HTML құжатына мәтін жазу, және <text:span text:style-name="Source_20_Text">innerHTML</text:span> арқылы элементтің ішкі мазмұнын өзгерту. Мысалы, пайдаланушыға хабарлама көрсету немесе динамикалық контент қосу кезінде бұл әдістер қолданылады. Әр тәсілдің ерекшелігі бар: <text:span text:style-name="Source_20_Text">alert()</text:span> интерактивті хабарлама береді, бірақ интерфейсті блоктайды; <text:span text:style-name="Source_20_Text">document.write()</text:span> бет жүктелу кезінде қолайлы, ал <text:span text:style-name="Source_20_Text">innerHTML</text:span> — қазіргі уақытта бет мазмұнын жаңарту үшін ең ыңғайлы тәсіл. Ақпаратты шығару негіздерін меңгеру — JavaScript-пен жұмыс істеудің алғашқы қадамы.</text:p>
      <text:p text:style-name="P3"/>
      <text:h text:style-name="P2" text:outline-level="3"><text:span text:style-name="Strong_20_Emphasis">2) JS консольмен жұмыс</text:span></text:h>
      <text:p text:style-name="Text_20_body">JavaScript консольі — бағдарламаны тексеру, қателерді анықтау және ақпаратты шығару үшін браузерде қолжетімді құрал. Консольді ашу үшін Chrome, Firefox немесе Edge шолғыштарында F12 пернесін басу немесе «Developer Tools» бөлімін қолдануға болады. <text:span text:style-name="Source_20_Text">console.log()</text:span> функциясы ақпаратты консольге шығару үшін жиі қолданылады, ал <text:span text:style-name="Source_20_Text">console.error()</text:span> немесе <text:span text:style-name="Source_20_Text">console.warn()</text:span> — қателер мен ескерту хабарламаларын көрсетуге арналған. Консоль арқылы айнымалылардың мәнін тексеруге, функциялардың жұмысын бақылауға және кодты қадамдап орындауға болады. Бұл әдіс веб-әзірлеушіге бағдарламаның логикасын түсінуге және қателерді жылдам түзетуге мүмкіндік береді.</text:p>
      <text:p text:style-name="P3"/>
      <text:p text:style-name="P3">08.10.2025</text:p>
      <text:h text:style-name="P2" text:outline-level="3"><text:span text:style-name="Strong_20_Emphasis">1) JS-те қолданылатын кітапханалар</text:span></text:h>
      <text:p text:style-name="Text_20_body">JavaScript кітапханалары — дайын функциялар мен модульдер жиынтығы, олар веб-әзірлеушіге кодты жылдам және тиімді жазуға мүмкіндік береді. Ең танымал кітапханалардың бірі — <text:span text:style-name="Strong_20_Emphasis">jQuery</text:span>, ол DOM элементтерін таңдау, оқиғаларды өңдеу және анимация жасау процесін жеңілдетеді. Сондай-ақ <text:span text:style-name="Strong_20_Emphasis">Lodash</text:span> массивтер мен объектілерді басқаруға, <text:span text:style-name="Strong_20_Emphasis">Moment.js</text:span> уақыт пен даталарды өңдеуге, ал <text:span text:style-name="Strong_20_Emphasis">Chart.js</text:span> графиктер мен диаграммаларды визуалдауға арналған. Кітапханаларды қолдану әзірлеушінің уақытын үнемдеп, кодты қысқартып, стандартты тапсырмаларды оңай орындауға мүмкіндік береді. Жаңадан үйренушілер үшін кітапханалар JavaScript-тің негізгі мүмкіндіктерін практикалық түрде қолдануды жеңілдетеді.</text:p>
      <text:h text:style-name="P2" text:outline-level="3"><text:span text:style-name="Strong_20_Emphasis">2) JS-тегі дерек түрлері</text:span></text:h>
      <text:p text:style-name="Text_20_body">JavaScript тілінде әртүрлі деректер түрлері (data types) бар, олар бағдарламаның логикасын құруға қажет. Негізгі түрлері: <text:span text:style-name="Strong_20_Emphasis">Number</text:span> — сандық мәндер, <text:span text:style-name="Strong_20_Emphasis">String</text:span> — мәтіндік деректер, <text:span text:style-name="Strong_20_Emphasis">Boolean</text:span> — true немесе false мәні, <text:span text:style-name="Strong_20_Emphasis">Null</text:span> — бос мәнді көрсету, <text:span text:style-name="Strong_20_Emphasis">Undefined</text:span> — анықталмаған айнымалы, <text:span text:style-name="Strong_20_Emphasis">Object</text:span> — күрделі құрылымдар (объектілер мен массивтер). Әр дерек түрінің ерекшеліктерін білу бағдарламаны дұрыс жобалауға және қателіктерден сақтануға мүмкіндік береді. Мысалы, мәтіндік деректерді сандық есептеулерде қолдану қате нәтижелерге әкеледі. Дерек түрлерін дұрыс таңдау — JavaScript-те сенімді және тиімді код жазудың негізі.</text:p>
      <text:h text:style-name="P2" text:outline-level="3"><text:soft-page-break/><text:span text:style-name="Strong_20_Emphasis">3) JS айнымалылардың қолданылуы (онлайн)</text:span></text:h>
      <text:p text:style-name="Text_20_body">JavaScript-те айнымалылар — деректерді уақытша сақтау және өңдеу үшін қолданылатын негізгі құрылым. Айнымалыларды жариялау үшін үш негізгі кілт сөз қолданылады: <text:span text:style-name="Strong_20_Emphasis">var</text:span>, <text:span text:style-name="Strong_20_Emphasis">let</text:span> және <text:span text:style-name="Strong_20_Emphasis">const</text:span>. <text:span text:style-name="Source_20_Text">var</text:span> — ескі стильдегі айнымалы, оның мәні функция деңгейінде сақталады; <text:span text:style-name="Source_20_Text">let</text:span> — блок ішінде шектеулі және қазіргі заманғы практикада жиі қолданылады; <text:span text:style-name="Source_20_Text">const</text:span> — тұрақты мәнді сақтау үшін, оны өзгерту мүмкін емес. Айнымалылар арқылы деректерді есептеу, функцияларға беру және веб-беттегі интерактивті әрекеттерді орындау мүмкін болады. Онлайн қолдануда айнымалылар браузерде тікелей тестілеу және динамикалық контентті көрсету үшін қолайлы.</text:p>
      <text:p text:style-name="P3"/>
      <text:p text:style-name="P3">09.10.2025</text:p>
      <text:h text:style-name="P2" text:outline-level="3"><text:span text:style-name="Strong_20_Emphasis">1) JavaScript-те айнымалылардың қолданылуы</text:span></text:h>
      <text:p text:style-name="Text_20_body">JavaScript-те айнымалылар — деректерді уақытша сақтау және өңдеу үшін қолданылатын негізгі құрылым. Айнымалыларды жариялау үшін үш негізгі кілт сөз қолданылады: <text:span text:style-name="Strong_20_Emphasis">var</text:span>, <text:span text:style-name="Strong_20_Emphasis">let</text:span> және <text:span text:style-name="Strong_20_Emphasis">const</text:span>. <text:span text:style-name="Source_20_Text">var</text:span> — ескі стильдегі айнымалы, оның мәні функция деңгейінде сақталады; <text:span text:style-name="Source_20_Text">let</text:span> — блок ішінде шектеулі және қазіргі заманғы практикада жиі қолданылады; <text:span text:style-name="Source_20_Text">const</text:span> — тұрақты мәнді сақтау үшін, оны өзгерту мүмкін емес. Айнымалылар арқылы деректерді есептеу, функцияларға беру және веб-беттегі интерактивті әрекеттерді орындауға болады. Дұрыс қолданылған айнымалылар бағдарламаның логикасын түсінікті және басқаруға жеңіл етеді.</text:p>
      <text:h text:style-name="P2" text:outline-level="3"><text:span text:style-name="Strong_20_Emphasis">2) JavaScript математикалық операциялар</text:span></text:h>
      <text:p text:style-name="Text_20_body">JavaScript-тағы математикалық операциялар сандармен жұмыс жасау үшін қолданылады. Негізгі операторлар: <text:span text:style-name="Strong_20_Emphasis">+</text:span> (қосу), <text:span text:style-name="Strong_20_Emphasis">-</text:span> (азайту), <text:span text:style-name="Strong_20_Emphasis">*</text:span> (косу), <text:span text:style-name="Strong_20_Emphasis">/</text:span> (бөлу), <text:span text:style-name="Strong_20_Emphasis">%</text:span> (қалдық алу). Сондай-ақ <text:span text:style-name="Strong_20_Emphasis">++</text:span> және <text:span text:style-name="Strong_20_Emphasis">--</text:span> операторлары арқылы айнымалыны бірлікке арттыру немесе азайту мүмкіндігі бар. Математикалық функциялар <text:span text:style-name="Source_20_Text">Math</text:span> объектісінде сақталған: <text:span text:style-name="Source_20_Text">Math.round()</text:span> — дөңгелектеу, <text:span text:style-name="Source_20_Text">Math.floor()</text:span> — төменгі бүтінге, <text:span text:style-name="Source_20_Text">Math.ceil()</text:span> — жоғарғы бүтінге, <text:span text:style-name="Source_20_Text">Math.random()</text:span> — кездейсоқ сан генерациялау. Математикалық операцияларды дұрыс қолдану веб-беттегі есептеулер мен динамикалық интерактивтілік үшін маңызды.</text:p>
      <text:h text:style-name="P2" text:outline-level="3"><text:span text:style-name="Strong_20_Emphasis">3) JavaScript бір өлшемді массивтер (онлайн)</text:span></text:h>
      <text:p text:style-name="Text_20_body">JavaScript-та бір өлшемді массивтер (arrays) бір қатардағы бірнеше мәнді сақтау үшін қолданылады. Массив элементтері индекс бойынша нөлден басталып сақталады: <text:span text:style-name="Source_20_Text">[элемент1, элемент2, ...]</text:span>. Массивтерді құру үшін <text:span text:style-name="Source_20_Text">let arr = [1, 2, 3];</text:span> синтаксисі қолданылады. Массив элементтеріне қол жеткізу үшін индекс қолданылады: <text:span text:style-name="Source_20_Text">arr[0]</text:span> — бірінші элемент. Массивтерге жаңа элемент қосу үшін <text:span text:style-name="Source_20_Text">push()</text:span> немесе <text:span text:style-name="Source_20_Text">unshift()</text:span>, элементті шығару үшін <text:span text:style-name="Source_20_Text">pop()</text:span> немесе <text:span text:style-name="Source_20_Text">shift()</text:span> әдістері қолданылады. Онлайн тестілеуде массивтер динамикалық деректерді басқару, формаларды өңдеу және веб-бетте ақпаратты ұйымдастыру үшін ыңғайлы болып табылады.</text:p>
      <text:p text:style-name="Text_20_body"/>
      <text:p text:style-name="Text_20_body"/>
      <text:p text:style-name="Text_20_body"/>
      <text:p text:style-name="P3"><text:soft-page-break/>10.10.2025</text:p>
      <text:h text:style-name="P2" text:outline-level="3"><text:span text:style-name="Strong_20_Emphasis">1) JS-тегі көп өлшемдегі массивтер</text:span></text:h>
      <text:p text:style-name="Text_20_body">JavaScript-та көп өлшемді массивтер — бұл массивтің ішінде массивтер сақталатын құрылым. Олар матрицалар, кестелер немесе көп деңгейлі деректерді сақтау үшін қолданылады. Мысалы, екі өлшемді массивты құру: <text:span text:style-name="Source_20_Text">let arr = [[1, 2], [3, 4]];</text:span>. Бір элементке қол жеткізу үшін екі индекс қолданылады: <text:span text:style-name="Source_20_Text">arr[0][1]</text:span> — бірінші жолдағы екінші элемент. Көп өлшемді массивтер циклдер арқылы өңделеді, мысалы, <text:span text:style-name="Source_20_Text">for</text:span> немесе <text:span text:style-name="Source_20_Text">forEach</text:span> арқылы жолдар мен бағандарды өтуге болады. Бұл құрылым динамикалық деректерді ұйымдастыруға, веб-қосымшаларда кестелер мен графиктерді басқаруға мүмкіндік береді.</text:p>
      <text:h text:style-name="Heading_20_3" text:outline-level="3"><text:span text:style-name="Strong_20_Emphasis">2) Контентті басқару ұғымы және мазмұн анықтау</text:span></text:h>
      <text:p text:style-name="Text_20_body">Контентті басқару — бұл веб-ресурстардағы ақпаратты жасау, сақтау, өңдеу және таратуды ұйымдастыру үдерісі. Бұл процестің негізгі мақсаты — мазмұнның аудитория үшін қолжетімді және түсінікті болуын қамтамасыз ету. Мазмұн анықтау кезеңінде мақсатты аудиторияны, контент түрлерін (мәтін, сурет, бейне) және олардың жариялану уақытын анықтау маңызды. Дұрыс ұйымдастырылған контент аудиторияның қызығушылығын арттырып, сайттың немесе қосымшаның тиімділігін жоғарылатады. Контентті басқару жүйелері (CMS) осы үдерісті автоматтандырып, ақпаратты оңай жаңартуға мүмкіндік береді.</text:p>
      <text:p text:style-name="Text_20_body"/>
      <text:h text:style-name="P2" text:outline-level="3"><text:span text:style-name="Strong_20_Emphasis">3) CMS және олардың түрлері</text:span></text:h>
      <text:p text:style-name="Text_20_body">Мазмұнды басқару жүйесі (CMS) — веб-сайттағы контентті жасау, өңдеу және жариялауды автоматтандыратын бағдарламалық платформа. CMS түрлері әртүрлі: <text:span text:style-name="Strong_20_Emphasis">Open-source</text:span> (WordPress, Joomla, Drupal) — тегін және кеңейтілетін, <text:span text:style-name="Strong_20_Emphasis">Proprietary</text:span> (Adobe Experience Manager, Sitecore) — лицензиялық, корпоративтік шешімдер, <text:span text:style-name="Strong_20_Emphasis">E-commerce</text:span> (Magento, Shopify) — онлайн дүкендерге бағытталған. CMS таңдау ұйымның мақсаттарына, бюджеттің көлеміне және техникалық талаптарға байланысты. Әр жүйенің ерекшелігі — функционалдығы, қауіпсіздігі және интерфейсінің ыңғайлылығы.</text:p>
      <text:h text:style-name="P2" text:outline-level="3"><text:span text:style-name="Strong_20_Emphasis">4) CMS қауіпсіздік және қорғау баптаулары (онлайн)</text:span></text:h>
      <text:p text:style-name="Text_20_body">CMS қауіпсіздігі веб-сайтты хакерлік шабуылдан, деректерді ұрлаудан және зиянды бағдарламалардан қорғауға бағытталған. Негізгі шаралар: жүйені үнемі жаңарту, күрделі парольдер пайдалану, қосымша қауіпсіздік плагиндерін қосу, HTTPS протоколын қолдану. Сонымен қатар, файлдарға рұқсаттарды дұрыс орнату және резервтік көшірмелерді жасау маңызды. Онлайн конфигурация кезінде көптеген CMS платформалары — WordPress, Joomla, Drupal — қауіпсіздік баптауларын әкімшілік панель арқылы оңай орнатуға мүмкіндік береді. Бұл әдіс веб-ресурстың тұрақтылығын сақтап, пайдаланушылардың деректерін қорғауға көмектеседі.</text:p>
      <text:p text:style-name="P3"/>
      <text:p text:style-name="P3"/>
      <text:p text:style-name="P3"/>
      <text:p text:style-name="P3"/>
      <text:p text:style-name="P3"><text:soft-page-break/>13.10.2025</text:p>
      <text:h text:style-name="P2" text:outline-level="3"><text:span text:style-name="Strong_20_Emphasis">1) CMS-те қауіпсіздікті қорғау баптау</text:span></text:h>
      <text:p text:style-name="Text_20_body">CMS қауіпсіздігін қамтамасыз ету — веб-сайтты хакерлік шабуылдардан, зиянды бағдарламалардан және деректерді ұрлаудан қорғаудың негізгі шарасы. Мұнда бірнеше маңызды қадам бар: жүйені үнемі жаңартып отыру, күрделі және бірегей парольдерді қолдану, қосымша қауіпсіздік плагиндерін орнату, HTTPS протоколын пайдалану. Сондай-ақ файлдарға рұқсаттарды дұрыс орнату, пайдаланушыларға шектеулі құқық беру және резервтік көшірмелер жасау ұсынылады. CMS платформалары көбінесе әкімшілік панель арқылы қауіпсіздік баптауларын оңай конфигурациялауға мүмкіндік береді. Дұрыс бапталған қауіпсіздік жүйесі веб-ресурстың тұрақтылығын арттырып, пайдаланушылардың деректерін сенімді қорғайды.</text:p>
      <text:h text:style-name="P2" text:outline-level="3"><text:span text:style-name="Strong_20_Emphasis">2) CMS үшін жеке шаблондарды жасау</text:span></text:h>
      <text:p text:style-name="Text_20_body">Жеке шаблондар жасау CMS платформасында веб-сайттың бірегей дизайнын және құрылымын қамтамасыз етеді. Шаблондар HTML, CSS және кейде JavaScript кодынан тұрады. Жеке шаблон арқылы сайттың беттерін, меню құрылымын, виджеттер мен компоненттерді өз қалауыңыз бойынша реттеуге болады. Мысалы, WordPress-та бұл үшін child theme жасау ұсынылады, ол негізгі тақырыпты сақтай отырып, жеке стильдер мен функцияларды қосуға мүмкіндік береді. Жеке шаблон қолдану веб-сайтты визуалды ерекше етіп қана қоймай, функционалдық қажеттіліктерге толық бейімдеуге мүмкіндік береді.</text:p>
      <text:p text:style-name="P3"/>
      <text:p text:style-name="P7">14.10.2025</text:p>
      <text:p text:style-name="P7"><text:span text:style-name="Strong_20_Emphasis">1) CMS үшін плагиндер жасау</text:span></text:p>
      <text:p text:style-name="Text_20_body">CMS үшін плагиндер — веб-сайтқа қосымша функционал қосуға арналған бағдарламалық модульдер. Олар негізгі CMS ядросын өзгертпей, жаңа мүмкіндіктерді енгізуге мүмкіндік береді. Плагин жасау кезінде алдымен қажетті функцияларды анықтау, файл құрылымын дайындау және кодты дұрыс ұйымдастыру маңызды. Мысалы, WordPress-та плагин PHP файлынан басталып, арнайы комментарий арқылы анықталады, ал кейін әкімшілік панельден іске қосылады. Плагиндер формаларды кеңейту, жаңа виджеттер қосу, деректерді өңдеу немесе визуалды эффектілер жасау үшін қолданылады. Дұрыс жасалған плагин сайттың қауіпсіздігіне зиян келтірмей, функционалдығын арттырады.</text:p>
      <text:h text:style-name="P2" text:outline-level="3"><text:span text:style-name="Strong_20_Emphasis">2) PHP синтаксисі және негізгі құрылымы</text:span></text:h>
      <text:p text:style-name="Text_20_body">PHP — серверлік бағдарлама тілі, ол динамикалық веб-беттер жасауға арналған. PHP коды HTML ішіне енгізіліп, серверде орындалады. PHP синтаксисі қарапайым: код <text:span text:style-name="Source_20_Text">&lt;?php ... ?&gt;</text:span> тегтері арасында жазылады. Негізгі құрылымға айнымалылар (<text:span text:style-name="Source_20_Text">$variable</text:span>), операторлар (<text:span text:style-name="Source_20_Text">+</text:span>, <text:span text:style-name="Source_20_Text">-</text:span>, <text:span text:style-name="Source_20_Text">*</text:span>, <text:span text:style-name="Source_20_Text">/</text:span>), шартты конструкциялар (<text:span text:style-name="Source_20_Text">if</text:span>, <text:span text:style-name="Source_20_Text">else</text:span>), циклдер (<text:span text:style-name="Source_20_Text">for</text:span>, <text:span text:style-name="Source_20_Text">while</text:span>) және функциялар кіреді. PHP массивтер, объектілер және деректер базасымен жұмыс жасауға мүмкіндік береді. Ол MySQL сияқты деректер қорымен интеграцияланып, динамикалық контентті басқаруға арналған қуатты құрал болып саналады. PHP үйрену веб-әзірлеушіге серверлік логиканы тиімді ұйымдастыруға мүмкіндік береді.</text:p>
      <text:p text:style-name="P3"/>
      <text:p text:style-name="P3"/>
      <text:p text:style-name="P3"/>
      <text:p text:style-name="P3"><text:soft-page-break/>15.10.2025</text:p>
      <text:h text:style-name="P2" text:outline-level="3"><text:span text:style-name="Strong_20_Emphasis">1) (PHP) Айнымалылар және деректер түрлері</text:span></text:h>
      <text:p text:style-name="Text_20_body">PHP тілінде айнымалылар — деректерді уақытша сақтау және өңдеуге арналған негізгі құрылым. Айнымалыны <text:span text:style-name="Source_20_Text">$</text:span> белгісі арқылы жариялайды: <text:span text:style-name="Source_20_Text">$variableName = value;</text:span>. PHP-де негізгі деректер түрлері бар: <text:span text:style-name="Strong_20_Emphasis">Integer</text:span> — бүтін сандар, <text:span text:style-name="Strong_20_Emphasis">Float</text:span> — ондық сандар, <text:span text:style-name="Strong_20_Emphasis">String</text:span> — мәтіндік деректер, <text:span text:style-name="Strong_20_Emphasis">Boolean</text:span> — true/false, <text:span text:style-name="Strong_20_Emphasis">Array</text:span> — бірнеше мәндерді сақтау үшін, <text:span text:style-name="Strong_20_Emphasis">Object</text:span> — объектілер, <text:span text:style-name="Strong_20_Emphasis">Null</text:span> — бос мән. Айнымалыны дұрыс жариялау және дерек түрін таңдау бағдарламаның логикасын түсінікті және сенімді етеді. Деректер түрлерін өзгерту мүмкіндігі (type juggling) PHP-ді икемді етеді, бірақ қателіктерді болдырмау үшін мұқият қолдану қажет.</text:p>
      <text:h text:style-name="P2" text:outline-level="3"><text:span text:style-name="Strong_20_Emphasis">2) (PHP) Арифметикалық операторлар</text:span></text:h>
      <text:p text:style-name="Text_20_body">PHP-де арифметикалық операторлар сандармен жұмыс жасау үшін қолданылады. Негізгі операторлар: <text:span text:style-name="Strong_20_Emphasis">+</text:span> (қосу), <text:span text:style-name="Strong_20_Emphasis">-</text:span> (азайту), <text:span text:style-name="Strong_20_Emphasis">*</text:span> (көбейту), <text:span text:style-name="Strong_20_Emphasis">/</text:span> (бөлу), <text:span text:style-name="Strong_20_Emphasis">%</text:span> (қалдық алу). Сонымен қатар <text:span text:style-name="Strong_20_Emphasis">++</text:span> және <text:span text:style-name="Strong_20_Emphasis">--</text:span> операторлары арқылы айнымалыны бірлікке арттыру немесе азайтуға болады. PHP арифметикалық операциялар арқылы динамикалық есептеулер, формулаларды орындау және деректерді өңдеу жүзеге асырылады. Мысалы, қолданушыдан алынған мәндермен математикалық есептерді шығару немесе баға мен салықты есептеу сияқты әрекеттер осылай іске асады.</text:p>
      <text:h text:style-name="P2" text:outline-level="3"><text:span text:style-name="Strong_20_Emphasis">3) (PHP) Салыстыру және логикалық операторлар (онлайн)</text:span></text:h>
      <text:p text:style-name="Text_20_body">PHP-де салыстыру және логикалық операторлар бағдарламаның логикасын басқаруға арналған. Салыстыру операторлары: <text:span text:style-name="Source_20_Text">==</text:span> (тең), <text:span text:style-name="Source_20_Text">!=</text:span> (тең емес), <text:span text:style-name="Source_20_Text">&gt;</text:span> (үлкен), <text:span text:style-name="Source_20_Text">&lt;</text:span> (кіші), <text:span text:style-name="Source_20_Text">&gt;=</text:span>, <text:span text:style-name="Source_20_Text">&lt;=</text:span>. Логикалық операторлар: <text:span text:style-name="Source_20_Text">&amp;&amp;</text:span> (және), <text:span text:style-name="Source_20_Text">||</text:span> (немесе), <text:span text:style-name="Source_20_Text">!</text:span> (емес) арқылы бірнеше шарттарды біріктіруге болады. Бұл операторлар <text:span text:style-name="Source_20_Text">if</text:span>, <text:span text:style-name="Source_20_Text">elseif</text:span>, <text:span text:style-name="Source_20_Text">else</text:span> сияқты шартты конструкциялармен бірге қолданылады. Онлайн тестілеу кезінде операторларды пайдаланып, формаларды тексеру, деректерді сүзу немесе интерактивті әрекеттерді орындау жеңілдейді. Олар PHP-де бағдарламалық шешімдердің дұрыс жұмыс істеуін қамтамасыз етеді.</text:p>
      <text:p text:style-name="P3"/>
      <text:p text:style-name="P3"/>
      <text:p text:style-name="P3">16.10.2025</text:p>
      <text:h text:style-name="P2" text:outline-level="3"><text:span text:style-name="Strong_20_Emphasis">1) (PHP) Тағайындау операторлары</text:span></text:h>
      <text:p text:style-name="Text_20_body">PHP-де тағайындау операторлары айнымалыға мәнді беру үшін қолданылады. Негізгі оператор — <text:span text:style-name="Source_20_Text">=</text:span> (тең), мысалы: <text:span text:style-name="Source_20_Text">$a = 5;</text:span>. Сонымен қатар қосымша тағайындау операторлары бар: <text:span text:style-name="Source_20_Text">+=</text:span>, <text:span text:style-name="Source_20_Text">-=</text:span>, <text:span text:style-name="Source_20_Text">*=</text:span>, <text:span text:style-name="Source_20_Text">/=</text:span>, <text:span text:style-name="Source_20_Text">%=</text:span>. Олар айнымалының ағымдағы мәнін өзгертуді жеңілдетеді. Мысалы, <text:span text:style-name="Source_20_Text">$a += 3;</text:span> — айнымалыға бұрынғы мәніне 3 қосу. Тағайындау операторларын қолдану есептеулерді қысқа және оқуға жеңіл кодпен жазуға мүмкіндік береді. PHP-дің икемді синтаксисі арқылы әртүрлі арифметикалық және мәтіндік операцияларды бір жолда орындауға болады.</text:p>
      <text:h text:style-name="P2" text:outline-level="3"><text:span text:style-name="Strong_20_Emphasis">2) (PHP) Шартты операторлар: if, else, else if</text:span></text:h>
      <text:p text:style-name="Text_20_body">PHP-де шартты операторлар бағдарламаның орындалуын белгілі бір шартқа байланысты басқаруға мүмкіндік береді. <text:span text:style-name="Strong_20_Emphasis">if</text:span> операторы шарт дұрыс болса, код блогын орындайды. <text:span text:style-name="Strong_20_Emphasis">else</text:span> <text:soft-page-break/>операторы шарт орындалмаған жағдайда орындалады. <text:span text:style-name="Strong_20_Emphasis">else if</text:span> бірнеше шарттарды тексеруге арналған, оларды тізбектеп тексеруге болады. Мысалы:</text:p>
      <text:p text:style-name="P3">if ($a &gt; 10) { </text:p>
      <text:p text:style-name="P3"><text:s text:c="4"/>echo "a 10-нан үлкен"; </text:p>
      <text:p text:style-name="P3">} elseif ($a == 10) { </text:p>
      <text:p text:style-name="P3"><text:s text:c="4"/>echo "a 10-ға тең"; </text:p>
      <text:p text:style-name="P3">} else { </text:p>
      <text:p text:style-name="P3"><text:s text:c="4"/>echo "a 10-нан кіші"; </text:p>
      <text:p text:style-name="P3">}</text:p>
      <text:p text:style-name="P3">Бұл операторлар логикалық шешім қабылдауға, формаларды тексеруге және деректерді сүзуге мүмкіндік береді.</text:p>
      <text:h text:style-name="P2" text:outline-level="3"><text:span text:style-name="Strong_20_Emphasis">3) (PHP) Шартты операторлар: switch (онлайн)</text:span></text:h>
      <text:p text:style-name="Text_20_body">PHP-де <text:span text:style-name="Strong_20_Emphasis">switch</text:span> операторы бірнеше мәнді бірден тексеруге арналған. Ол әсіресе көптеген шарттарды if-else тізбектерімен салыстырғанда ыңғайлы. Синтаксис:</text:p>
      <text:p text:style-name="P3">switch ($variable) {</text:p>
      <text:p text:style-name="P3"><text:s text:c="4"/>case 1:</text:p>
      <text:p text:style-name="P3"><text:s text:c="8"/>echo "Мәні 1";</text:p>
      <text:p text:style-name="P3"><text:s text:c="8"/>break;</text:p>
      <text:p text:style-name="P3"><text:s text:c="4"/>case 2:</text:p>
      <text:p text:style-name="P3"><text:s text:c="8"/>echo "Мәні 2";</text:p>
      <text:p text:style-name="P3"><text:s text:c="8"/>break;</text:p>
      <text:p text:style-name="P3"><text:s text:c="4"/>default:</text:p>
      <text:p text:style-name="P3"><text:s text:c="8"/>echo "Басқа мән";</text:p>
      <text:p text:style-name="P3">}</text:p>
      <text:p text:style-name="P3"><text:span text:style-name="Source_20_Text">case</text:span> әрбір мүмкін мәнді тексереді, ал <text:span text:style-name="Source_20_Text">default</text:span> ешбір шарт орындалмаса орындалады. Онлайн қолдануда switch формаларды өңдеуде, мәзірлерді таңдау немесе деректерді категориялау үшін ыңғайлы. Бұл оператор кодты қысқа және түсінікті етеді.</text:p>
      <text:p text:style-name="P3"/>
      <text:p text:style-name="P3"/>
      <text:p text:style-name="P3">17.10.2025</text:p>
      <text:h text:style-name="P2" text:outline-level="3"><text:span text:style-name="Strong_20_Emphasis">1) (PHP) Циклдер: for, while, do…while</text:span></text:h>
      <text:p text:style-name="Text_20_body">PHP-де циклдер бірдей операцияларды бірнеше рет орындау үшін қолданылады. <text:span text:style-name="Strong_20_Emphasis">for</text:span> циклі алдын ала белгілі болған қадамдар саны үшін қолайлы:</text:p>
      <text:p text:style-name="P3">for ($i = 0; $i &lt; 5; $i++) { </text:p>
      <text:p text:style-name="P3"><text:s text:c="4"/>echo $i; </text:p>
      <text:p text:style-name="P3">}</text:p>
      <text:p text:style-name="P3"><text:span text:style-name="Strong_20_Emphasis">while</text:span> циклі шарт дұрыс болғанша орындалады:</text:p>
      <text:p text:style-name="P3">while ($i &lt; 5) { </text:p>
      <text:p text:style-name="P3"><text:s text:c="4"/>echo $i; </text:p>
      <text:p text:style-name="P3"><text:s text:c="4"/>$i++; </text:p>
      <text:p text:style-name="P3">}</text:p>
      <text:p text:style-name="P3"><text:span text:style-name="Strong_20_Emphasis">do…while</text:span> циклі бір рет міндетті түрде орындалып, содан кейін шарт тексеріледі:</text:p>
      <text:p text:style-name="P3">do { </text:p>
      <text:p text:style-name="P3"><text:s text:c="4"/>echo $i; </text:p>
      <text:p text:style-name="P3"><text:s text:c="4"/>$i++; </text:p>
      <text:p text:style-name="P3">} while ($i &lt; 5);</text:p>
      <text:p text:style-name="P3">Циклдер массивтерді өңдеу, есептеулер жасау және веб-қосымшаларда интерактивті әрекеттер үшін маңызды.</text:p>
      <text:h text:style-name="P2" text:outline-level="3"><text:soft-page-break/><text:span text:style-name="Strong_20_Emphasis">2) (PHP) Break және continue операторлар</text:span></text:h>
      <text:p text:style-name="Text_20_body"><text:span text:style-name="Strong_20_Emphasis">break</text:span> және <text:span text:style-name="Strong_20_Emphasis">continue</text:span> операторлары циклдерді басқаруға арналған. <text:span text:style-name="Strong_20_Emphasis">break</text:span> циклді толық тоқтатады және орындалу циклдан кейінгі кодқа өтеді. <text:span text:style-name="Strong_20_Emphasis">continue</text:span> ағымдағы итерацияны өткізіп, циклдің келесі қадамына өтеді. Мысалы, массивтегі кейбір мәндерді өткізіп немесе белгілі бір шартқа жеткенде циклді тоқтату қажет болғанда пайдаланылады. Бұл операторлар кодты ықшам әрі оқуға жеңіл етіп, логиканы басқаруды жеңілдетеді.</text:p>
      <text:h text:style-name="P2" text:outline-level="3"><text:span text:style-name="Strong_20_Emphasis">3) (PHP) Функция құру</text:span></text:h>
      <text:p text:style-name="Text_20_body">PHP-де функция — кодты қайта қолдануға арналған блок. Функцияны <text:span text:style-name="Source_20_Text">function</text:span> кілт сөзі арқылы жариялайды:</text:p>
      <text:p text:style-name="P3">function myFunction() { </text:p>
      <text:p text:style-name="P3"><text:s text:c="4"/>echo "Сәлем!"; </text:p>
      <text:p text:style-name="P3">}</text:p>
      <text:p text:style-name="P3">myFunction();</text:p>
      <text:p text:style-name="P6"/>
      <text:p text:style-name="P6"/>
      <text:p text:style-name="P6">Функциялар кодты құрылымды, оқуға жеңіл және тиімді етеді. Олар күрделі есептеулерді, деректерді өңдеуді және интерактивті әрекеттерді бірнеше рет қайталанбай орындауға мүмкіндік береді. Функциялар веб-қосымшалардың логикасын модульдерге бөліп ұйымдастыру үшін маңызды құрал болып табылады.</text:p>
      <text:p text:style-name="P6"/>
      <text:h text:style-name="P5" text:outline-level="3"><text:span text:style-name="Strong_20_Emphasis">4) (PHP) Функция параметрлері және қайтару мәндері (онлайн)</text:span></text:h>
      <text:p text:style-name="Text_20_body">Функция параметрлері функцияға сырттан деректер беру үшін қолданылады. Мысалы:</text:p>
      <text:p text:style-name="P6">function greet($name) { </text:p>
      <text:p text:style-name="P6"><text:s text:c="4"/>return "Сәлем, $name!"; </text:p>
      <text:p text:style-name="P6">}</text:p>
      <text:p text:style-name="P6">echo greet("Айдар");</text:p>
      <text:p text:style-name="P6"><text:span text:style-name="Source_20_Text">$name</text:span> — параметр, ал <text:span text:style-name="Source_20_Text">return</text:span> арқылы функциядан мән қайтарылады. Параметрлерді қолдану кодты икемді және қайта қолдануға ыңғайлы етеді. Қайтару мәндері функцияны есептеулердің нәтижесін алу немесе басқа код блоктарына беру үшін пайдаланылады. Онлайн тестілеу кезінде функция параметрлері мен қайтару мәндері динамикалық әрекеттерді оңай орындауға мүмкіндік береді.</text:p>
      <text:p text:style-name="P6"/>
      <text:p text:style-name="P6"/>
      <text:p text:style-name="P6">20.10.2025</text:p>
      <text:h text:style-name="P5" text:outline-level="3"><text:span text:style-name="Strong_20_Emphasis">1) (PHP) Массив құру</text:span></text:h>
      <text:p text:style-name="Text_20_body">PHP-де массивтер — бірнеше мәнді бір айнымалыда сақтау үшін қолданылатын құрылым. Массив екі түрге бөлінеді: <text:span text:style-name="Strong_20_Emphasis">бір өлшемді</text:span> (single-dimensional) және <text:span text:style-name="Strong_20_Emphasis">көп өлшемді</text:span> (multi-dimensional). Бір өлшемді массивті құру синтаксисі:</text:p>
      <text:p text:style-name="P6">$fruits = array("алма", "банан", "апельсин");</text:p>
      <text:p text:style-name="P6">немесе қысқаша:</text:p>
      <text:p text:style-name="P6">$fruits = ["алма", "банан", "апельсин"];</text:p>
      <text:p text:style-name="P6">Элементтерге индекстер арқылы қол жеткізуге болады: <text:span text:style-name="Source_20_Text">$fruits[0]</text:span> — "алма". Көп өлшемді массивтер — массив ішінде массивтер, мысалы, кестелер немесе матрицалар үшін қолайлы. Массивтерге жаңа элемент қосу үшін <text:span text:style-name="Source_20_Text">array_push()</text:span> немесе индекс арқылы мән <text:soft-page-break/>тағайындауға болады. PHP массивтері веб-қосымшаларда деректерді ұйымдастыру, формаларды өңдеу және динамикалық мазмұн жасау үшін маңызды құрал болып табылады.</text:p>
      <text:p text:style-name="P6"/>
      <text:p text:style-name="P6"/>
      <text:p text:style-name="P6">21.10.2024</text:p>
      <text:h text:style-name="P5" text:outline-level="3"><text:span text:style-name="Strong_20_Emphasis">1) (PHP) Ассоциативті массив</text:span></text:h>
      <text:p text:style-name="Text_20_body">PHP-де ассоциативті массив — элементтерді индекс арқылы емес, кілт (key) арқылы сақтау үшін қолданылатын массив түрі. Әрбір элементтің жеке атауы болады, мысалы:</text:p>
      <text:p text:style-name="P6">$person = array(</text:p>
      <text:p text:style-name="P6"><text:s text:c="4"/>"аты" =&gt; "Айдар",</text:p>
      <text:p text:style-name="P6"><text:s text:c="4"/>"жасы" =&gt; 25,</text:p>
      <text:p text:style-name="P6"><text:s text:c="4"/>"қаласы" =&gt; "Алматы"</text:p>
      <text:p text:style-name="P6">);</text:p>
      <text:p text:style-name="P6">Элементке қол жеткізу үшін кілтті қолданамыз: <text:span text:style-name="Source_20_Text">$person["аты"]</text:span> — "Айдар". Ассоциативті массивтер веб-қосымшаларда деректерді кілт бойынша ұйымдастыруға, формалар мен базадан алынған ақпаратты өңдеуге ыңғайлы. Олар массив элементтерін логикалық түрде топтауға мүмкіндік береді және кодты оқуға жеңіл етеді.</text:p>
      <text:p text:style-name="P6"/>
      <text:h text:style-name="P5" text:outline-level="3"><text:span text:style-name="Strong_20_Emphasis">2) (PHP) Көпөлшемді массив</text:span></text:h>
      <text:p text:style-name="Text_20_body">Көпөлшемді массив — бұл массивтің ішінде массивтер сақталатын құрылым, яғни деректер матрицасы. Мысалы, екі өлшемді массив:</text:p>
      <text:p text:style-name="P6"><text:span text:style-name="Strong_20_Emphasis">$matrix = array(</text:span></text:p>
      <text:p text:style-name="P6"><text:span text:style-name="Strong_20_Emphasis"><text:s text:c="4"/>array(1, 2, 3),</text:span></text:p>
      <text:p text:style-name="P6"><text:span text:style-name="Strong_20_Emphasis"><text:s text:c="4"/>array(4, 5, 6),</text:span></text:p>
      <text:p text:style-name="P6"><text:span text:style-name="Strong_20_Emphasis"><text:s text:c="4"/>array(7, 8, 9)</text:span></text:p>
      <text:p text:style-name="P6"><text:span text:style-name="Strong_20_Emphasis">);</text:span></text:p>
      <text:p text:style-name="P6"><text:span text:style-name="Strong_20_Emphasis"><text:span text:style-name="T2">Элементке қол жеткізу үшін екі индекс қолданылады: </text:span></text:span><text:span text:style-name="Strong_20_Emphasis"><text:span text:style-name="Source_20_Text"><text:span text:style-name="T2">$matrix[0][1]</text:span></text:span></text:span><text:span text:style-name="Strong_20_Emphasis"><text:span text:style-name="T2"> — 2. Көпөлшемді массивтер кестелер, графиктер немесе күрделі деректер құрылымдарын сақтау және өңдеу үшін қолайлы. Циклдер арқылы оларды оңай өтуге және өңдеуге болады. PHP-де көпөлшемді массивтер динамикалық веб-қосымшалар үшін өте маңызды құрал болып саналады.</text:span></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22.10.2025</text:span></text:span></text:p>
      <text:h text:style-name="P5" text:outline-level="3"><text:span text:style-name="Strong_20_Emphasis">1) Массивтерге қолданылатын функциялардың негізі</text:span></text:h>
      <text:p text:style-name="Text_20_body">PHP-де массивтерді өңдеу үшін көптеген алдын ала анықталған функциялар бар. Негізгі функциялар:</text:p>
      <text:list xml:id="list1464223721" text:style-name="L2">
        <text:list-item>
          <text:p text:style-name="P14"><text:span text:style-name="Source_20_Text">count()</text:span> — массивтегі элементтер санын есептеу;</text:p>
        </text:list-item>
        <text:list-item>
          <text:p text:style-name="P14"><text:span text:style-name="Source_20_Text">array_push()</text:span> — массив соңына жаңа элемент қосу;</text:p>
        </text:list-item>
        <text:list-item>
          <text:p text:style-name="P14"><text:span text:style-name="Source_20_Text">array_pop()</text:span> — соңғы элементті шығару;</text:p>
        </text:list-item>
        <text:list-item>
          <text:p text:style-name="P14"><text:span text:style-name="Source_20_Text">array_shift()</text:span> — массивтің бірінші элементін шығару;</text:p>
        </text:list-item>
        <text:list-item>
          <text:p text:style-name="P14"><text:span text:style-name="Source_20_Text">array_unshift()</text:span> — массивтің басына элемент қосу;</text:p>
        </text:list-item>
        <text:list-item>
          <text:p text:style-name="P14"><text:span text:style-name="Source_20_Text">in_array()</text:span> — белгілі бір элементтің массивте бар-жоғын тексеру.</text:p>
        </text:list-item>
      </text:list>
      <text:p text:style-name="Text_20_body"><text:soft-page-break/>Бұл функциялар массивтерді басқаруды жеңілдетіп, деректерді динамикалық өңдеуге мүмкіндік береді. Массив функцияларын дұрыс қолдану веб-қосымшаларда деректерді тез және тиімді ұйымдастыруға септігін тигізеді.</text:p>
      <text:p text:style-name="Text_20_body"/>
      <text:h text:style-name="Heading_20_3" text:outline-level="3"><text:span text:style-name="Strong_20_Emphasis">2) ДҚБЖ ұғымы және түрлері</text:span></text:h>
      <text:p text:style-name="Text_20_body">Деректер қорын басқару жүйесі (ДҚБЖ, Database Management System — DBMS) — деректерді ұйымдастыру, сақтау, басқару және іздеуді жеңілдететін бағдарламалық платформа. Негізгі түрлері:</text:p>
      <text:list xml:id="list2373429544" text:style-name="L3">
        <text:list-item>
          <text:p text:style-name="P15"><text:span text:style-name="Strong_20_Emphasis">Реляциялық ДҚБЖ</text:span> (MySQL, PostgreSQL, Oracle) — деректер кестелерде сақталады, кілттер арқылы байланысады;</text:p>
        </text:list-item>
        <text:list-item>
          <text:p text:style-name="P15"><text:span text:style-name="Strong_20_Emphasis">Құжаттық ДҚБЖ</text:span> (MongoDB) — JSON немесе XML форматындағы құжаттарды басқарады;</text:p>
        </text:list-item>
        <text:list-item>
          <text:p text:style-name="P15"><text:span text:style-name="Strong_20_Emphasis">Кілт-мәліметтер ДҚБЖ</text:span> (Redis) — кілт-мән жұптарын сақтайды;</text:p>
        </text:list-item>
        <text:list-item>
          <text:p text:style-name="P15"><text:span text:style-name="Strong_20_Emphasis">Графтық ДҚБЖ</text:span> (Neo4j) — объектілер арасындағы байланысты граф түрінде көрсетеді.</text:p>
        </text:list-item>
      </text:list>
      <text:p text:style-name="Text_20_body">ДҚБЖ веб-қосымшалар мен бағдарламалық жобаларда деректерді тиімді және қауіпсіз басқаруға мүмкіндік береді.</text:p>
      <text:p text:style-name="Text_20_body"/>
      <text:h text:style-name="P5" text:outline-level="3"><text:span text:style-name="Strong_20_Emphasis">3) Жаңа кесте жасау CREATE TABLE (онлайн)</text:span></text:h>
      <text:p text:style-name="Text_20_body">SQL-де жаңа кесте жасау үшін <text:span text:style-name="Source_20_Text">CREATE TABLE</text:span> командасы қолданылады. Мысалы:</text:p>
      <text:p text:style-name="P6"><text:span text:style-name="Strong_20_Emphasis"><text:span text:style-name="T2">CREATE TABLE Students (</text:span></text:span></text:p>
      <text:p text:style-name="P6"><text:span text:style-name="Strong_20_Emphasis"><text:span text:style-name="T2"><text:s text:c="4"/>id INT AUTO_INCREMENT PRIMARY KEY,</text:span></text:span></text:p>
      <text:p text:style-name="P6"><text:span text:style-name="Strong_20_Emphasis"><text:span text:style-name="T2"><text:s text:c="4"/>name VARCHAR(50),</text:span></text:span></text:p>
      <text:p text:style-name="P6"><text:span text:style-name="Strong_20_Emphasis"><text:span text:style-name="T2"><text:s text:c="4"/>age INT,</text:span></text:span></text:p>
      <text:p text:style-name="P6"><text:span text:style-name="Strong_20_Emphasis"><text:span text:style-name="T2"><text:s text:c="4"/>city VARCHAR(50)</text:span></text:span></text:p>
      <text:p text:style-name="P6"><text:span text:style-name="Strong_20_Emphasis"><text:span text:style-name="T2">);</text:span></text:span></text:p>
      <text:p text:style-name="P6"><text:span text:style-name="Strong_20_Emphasis"><text:span text:style-name="T2"/></text:span></text:p>
      <text:p text:style-name="P6"><text:span text:style-name="Strong_20_Emphasis"><text:span text:style-name="T2">Бұл команда жаңа кестені анықтап, бағандарының атын, типін және негізгі кілтін көрсетеді. Онлайн тестілеу немесе деректер қорымен тәжірибе жасау кезінде бұл команда деректерді ұйымдастырудың алғашқы қадамы болып табылады. Кесте құрылымы дұрыс анықталған жағдайда, деректерді енгізу, өзгерту және сұрыптау оңай жүзеге асады.</text:span></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23.10.2025</text:span></text:span></text:p>
      <text:h text:style-name="P5" text:outline-level="3"><text:span text:style-name="Strong_20_Emphasis">1) Кесте бағандарының деректер түрлері</text:span></text:h>
      <text:p text:style-name="Text_20_body">SQL-де кесте бағандарының деректер түрлері әрбір бағанда сақталатын ақпараттың табиғатын анықтайды. Негізгі деректер түрлері:</text:p>
      <text:list xml:id="list580363995" text:style-name="L4">
        <text:list-item>
          <text:p text:style-name="P16"><text:span text:style-name="Strong_20_Emphasis">INT</text:span> — бүтін сандар;</text:p>
        </text:list-item>
        <text:list-item>
          <text:p text:style-name="P16"><text:span text:style-name="Strong_20_Emphasis">VARCHAR(n)</text:span> — мәтіндік деректер, n — символ саны;</text:p>
        </text:list-item>
        <text:list-item>
          <text:p text:style-name="P16"><text:soft-page-break/><text:span text:style-name="Strong_20_Emphasis">TEXT</text:span> — ұзын мәтіндер;</text:p>
        </text:list-item>
        <text:list-item>
          <text:p text:style-name="P16"><text:span text:style-name="Strong_20_Emphasis">DATE</text:span> — күн;</text:p>
        </text:list-item>
        <text:list-item>
          <text:p text:style-name="P16"><text:span text:style-name="Strong_20_Emphasis">DATETIME</text:span> — күн мен уақыт;</text:p>
        </text:list-item>
        <text:list-item>
          <text:p text:style-name="P16"><text:span text:style-name="Strong_20_Emphasis">DECIMAL(p, s)</text:span> — ондық сандар, p — жалпы разряд, s — ондық бөлшек разряды;</text:p>
        </text:list-item>
        <text:list-item>
          <text:p text:style-name="P16"><text:span text:style-name="Strong_20_Emphasis">BOOLEAN</text:span> — true/false мәндер.</text:p>
        </text:list-item>
      </text:list>
      <text:p text:style-name="Text_20_body">Деректер түрін дұрыс таңдау деректер қорын тиімді және қауіпсіз басқаруға, сұрауларды жылдам орындауға мүмкіндік береді.</text:p>
      <text:p text:style-name="P6"><text:span text:style-name="Strong_20_Emphasis"><text:span text:style-name="T2"/></text:span></text:p>
      <text:h text:style-name="P5" text:outline-level="3"><text:span text:style-name="Strong_20_Emphasis">2) Деректерді таңдау және шығару (SELECT)</text:span></text:h>
      <text:p text:style-name="Text_20_body">SQL-де <text:span text:style-name="Strong_20_Emphasis">SELECT</text:span> операторы кестеден деректерді шығару үшін қолданылады. Мысалы:</text:p>
      <text:p text:style-name="P6"><text:span text:style-name="Strong_20_Emphasis"><text:span text:style-name="T2">SELECT name, age FROM Students;</text:span></text:span></text:p>
      <text:p text:style-name="P6"><text:span text:style-name="Strong_20_Emphasis"><text:span text:style-name="T2"/></text:span></text:p>
      <text:p text:style-name="P6"><text:span text:style-name="Strong_20_Emphasis"><text:span text:style-name="T2">Бұл сұрау </text:span></text:span><text:span text:style-name="Strong_20_Emphasis"><text:span text:style-name="Source_20_Text"><text:span text:style-name="T2">Students</text:span></text:span></text:span><text:span text:style-name="Strong_20_Emphasis"><text:span text:style-name="T2"> кестесінен </text:span></text:span><text:span text:style-name="Strong_20_Emphasis"><text:span text:style-name="Source_20_Text"><text:span text:style-name="T2">name</text:span></text:span></text:span><text:span text:style-name="Strong_20_Emphasis"><text:span text:style-name="T2"> және </text:span></text:span><text:span text:style-name="Strong_20_Emphasis"><text:span text:style-name="Source_20_Text"><text:span text:style-name="T2">age</text:span></text:span></text:span><text:span text:style-name="Strong_20_Emphasis"><text:span text:style-name="T2"> бағандарының мәндерін қайтарады. </text:span></text:span><text:span text:style-name="Strong_20_Emphasis"><text:span text:style-name="Source_20_Text"><text:span text:style-name="T2">SELECT * FROM Students;</text:span></text:span></text:span><text:span text:style-name="Strong_20_Emphasis"><text:span text:style-name="T2"> барлық бағандарды таңдайды. SELECT операторы деректерді сүзу, сұрыптау және қажетті ақпаратты алу үшін негіз болып табылады. Бұл команда веб-қосымшалар мен деректер қорында ақпаратты тиімді көрсетуге мүмкіндік береді.</text:span></text:span></text:p>
      <text:h text:style-name="P5" text:outline-level="3"><text:span text:style-name="Strong_20_Emphasis">3) WHERE арқылы шарт қою</text:span></text:h>
      <text:p text:style-name="Text_20_body">SQL-де <text:span text:style-name="Strong_20_Emphasis">WHERE</text:span> клаузы деректерді сұрауда шарт қою үшін қолданылады. Мысалы:</text:p>
      <text:p text:style-name="Text_20_body">SELECT * FROM Students WHERE age &gt; 18;</text:p>
      <text:p text:style-name="Text_20_body">Бұл сұрау 18 жасынан үлкен студенттердің жазбаларын қайтарады. WHERE-де әртүрлі салыстыру операторлары (<text:span text:style-name="Source_20_Text">=</text:span>, <text:span text:style-name="Source_20_Text">&gt;</text:span>, <text:span text:style-name="Source_20_Text">&lt;</text:span>, <text:span text:style-name="Source_20_Text">&gt;=</text:span>, <text:span text:style-name="Source_20_Text">&lt;=</text:span>, <text:span text:style-name="Source_20_Text">!=</text:span>) және логикалық операторлар (<text:span text:style-name="Source_20_Text">AND</text:span>, <text:span text:style-name="Source_20_Text">OR</text:span>, <text:span text:style-name="Source_20_Text">NOT</text:span>) қолданылуы мүмкін. Шарттарды дұрыс қолдану деректерді сүзу, қажетсіз ақпаратты шығарып тастау және веб-қосымшаларда нақты нәтиже алу үшін маңызды.</text:p>
      <text:p text:style-name="P6"><text:span text:style-name="Strong_20_Emphasis"><text:span text:style-name="T2"/></text:span></text:p>
      <text:p text:style-name="P6"><text:span text:style-name="Strong_20_Emphasis"><text:span text:style-name="T2">24.10.2025</text:span></text:span></text:p>
      <text:h text:style-name="P5" text:outline-level="3"><text:span text:style-name="Strong_20_Emphasis">1) INSERT INTO арқылы деректерді енгізу</text:span></text:h>
      <text:p text:style-name="Text_20_body">SQL-де <text:span text:style-name="Strong_20_Emphasis">INSERT INTO</text:span> командасы кестеге жаңа жазбаларды қосу үшін қолданылады. Синтаксисі:</text:p>
      <text:p text:style-name="P6"><text:span text:style-name="Strong_20_Emphasis"><text:span text:style-name="T2">INSERT INTO Students (name, age, city) VALUES ('Айдар', 25, 'Алматы');</text:span></text:span></text:p>
      <text:p text:style-name="P6"><text:span text:style-name="Strong_20_Emphasis"><text:span text:style-name="T2"/></text:span></text:p>
      <text:p text:style-name="P6"><text:span text:style-name="Strong_20_Emphasis"><text:span text:style-name="T2">Бұл мысал </text:span></text:span><text:span text:style-name="Strong_20_Emphasis"><text:span text:style-name="Source_20_Text"><text:span text:style-name="T2">Students</text:span></text:span></text:span><text:span text:style-name="Strong_20_Emphasis"><text:span text:style-name="T2"> кестесіне жаңа студент жазбасын қосады. INSERT INTO арқылы бір немесе бірнеше жолды бірден қосуға болады. Команда деректер қорында ақпаратты жаңарту және веб-қосымшаларға жаңа мәліметтер енгізу үшін негізгі құрал болып табылады.</text:span></text:span></text:p>
      <text:p text:style-name="P6"><text:span text:style-name="Strong_20_Emphasis"><text:span text:style-name="T2"/></text:span></text:p>
      <text:h text:style-name="P5" text:outline-level="3"><text:span text:style-name="Strong_20_Emphasis">2) JOIN, FULL JOIN кестелерді байланыстыру</text:span></text:h>
      <text:p text:style-name="Text_20_body">SQL-де <text:span text:style-name="Strong_20_Emphasis">JOIN</text:span> операторлары бірнеше кестені біріктіру үшін қолданылады. <text:span text:style-name="Strong_20_Emphasis">INNER JOIN</text:span> — екі кестедегі сәйкес жазбаларды ғана шығарады. <text:span text:style-name="Strong_20_Emphasis">LEFT JOIN</text:span> — сол жақтағы кестедегі барлық жазбаларды, сәйкес келгендерді оң жақ кестеден қосады. <text:span text:style-name="Strong_20_Emphasis">RIGHT JOIN</text:span> керісінше оң <text:soft-page-break/>жақ кестеге бағдарланады. <text:span text:style-name="Strong_20_Emphasis">FULL JOIN</text:span> екі кестенің барлық жазбаларын қосады, сәйкес келмейтіндерге NULL мәнін тағайындайды. JOIN кестелер арасындағы байланысты көрсету, күрделі сұраулар жасау және деректерді біріктіру үшін қолданылады.</text:p>
      <text:h text:style-name="P5" text:outline-level="3"><text:span text:style-name="Strong_20_Emphasis">3) UPDATE деректерді жаңарту</text:span></text:h>
      <text:p text:style-name="Text_20_body">SQL-де <text:span text:style-name="Strong_20_Emphasis">UPDATE</text:span> командасы кестедегі бар жазбаларды өзгерту үшін қолданылады. Синтаксис:</text:p>
      <text:p text:style-name="P6"><text:span text:style-name="Strong_20_Emphasis"><text:span text:style-name="T2">UPDATE Students SET age = 26 WHERE name = 'Айдар';</text:span></text:span></text:p>
      <text:p text:style-name="P6"><text:span text:style-name="Strong_20_Emphasis"><text:span text:style-name="T2"/></text:span></text:p>
      <text:p text:style-name="P6"><text:span text:style-name="Strong_20_Emphasis"><text:span text:style-name="T2">Бұл мысалда </text:span></text:span><text:span text:style-name="Strong_20_Emphasis"><text:span text:style-name="Source_20_Text"><text:span text:style-name="T2">Айдар</text:span></text:span></text:span><text:span text:style-name="Strong_20_Emphasis"><text:span text:style-name="T2"> есімді студенттің жасын 26 деп жаңартады. WHERE клаузы арқылы шарт қойылса, тек сәйкес жазбалар өзгереді, әйтпесе барлық жазбалар жаңартылады. UPDATE кестедегі деректерді түзету, түзетілген ақпаратты сақтау және веб-қосымшалардағы динамикалық мәліметтерді басқару үшін маңызды.</text:span></text:span></text:p>
      <text:p text:style-name="P6"><text:span text:style-name="Strong_20_Emphasis"><text:span text:style-name="T2"/></text:span></text:p>
      <text:h text:style-name="P5" text:outline-level="3"><text:span text:style-name="Strong_20_Emphasis">4) DELETE деректерді жою (онлайн)</text:span></text:h>
      <text:p text:style-name="Text_20_body">SQL-де <text:span text:style-name="Strong_20_Emphasis">DELETE</text:span> командасы кестеден жазбаларды жою үшін қолданылады. Мысалы:</text:p>
      <text:p text:style-name="P6"><text:span text:style-name="Strong_20_Emphasis"><text:span text:style-name="T2">DELETE FROM Students WHERE age &lt; 18;</text:span></text:span></text:p>
      <text:p text:style-name="P6"><text:span text:style-name="Strong_20_Emphasis"><text:span text:style-name="T2"/></text:span></text:p>
      <text:p text:style-name="P6"><text:span text:style-name="Strong_20_Emphasis"><text:span text:style-name="T2">Бұл сұрау 18 жасынан кіші студенттердің жазбаларын жояды. WHERE клаузы көрсетілмесе, кестедегі барлық жазбалар өшіріледі, сондықтан сақтық қажет. DELETE кестені тазалау, қажетсіз деректерді жою және веб-қосымшалардағы ақпаратты басқаруға арналған негізгі құрал болып табылады. Онлайн практикада бұл команда деректер қорымен жұмыс істеудің негізгі операцияларының бірі болып есептеледі.</text:span></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1">27.10.2025</text:span></text:span></text:p>
      <text:p text:style-name="P6"><text:span text:style-name="Strong_20_Emphasis"><text:span text:style-name="T6">(25-Қазан демалыс)</text:span></text:span></text:p>
      <text:p text:style-name="P6"><text:span text:style-name="Strong_20_Emphasis"><text:span text:style-name="T8"/></text:span></text:p>
      <text:p text:style-name="P6"><text:span text:style-name="Strong_20_Emphasis"><text:span text:style-name="T8"/></text:span></text:p>
      <text:p text:style-name="P6"><text:span text:style-name="Strong_20_Emphasis"><text:span text:style-name="T8">28.10.2025</text:span></text:span></text:p>
      <text:h text:style-name="P5" text:outline-level="3"><text:span text:style-name="Strong_20_Emphasis"><text:span text:style-name="T4">1) PHP кодын HTML-ге қолдану</text:span></text:span></text:h>
      <text:p text:style-name="Text_20_body">PHP кодын HTML бетіне енгізу арқылы веб-беттерге динамикалық функционал қосуға болады. PHP коды <text:span text:style-name="Source_20_Text">&lt;?php ... ?&gt;</text:span> тегтері арасында жазылады. Мысалы, HTML бетте пайдаланушыға сәлемдесу хабарламасын көрсету:</text:p>
      <text:p text:style-name="P6"><text:span text:style-name="Strong_20_Emphasis"><text:span text:style-name="T8">&lt;h1&gt;Қош келдіңіз!&lt;/h1&gt;</text:span></text:span></text:p>
      <text:p text:style-name="P6"><text:span text:style-name="Strong_20_Emphasis"><text:span text:style-name="T8">&lt;?php</text:span></text:span></text:p>
      <text:p text:style-name="P6"><text:span text:style-name="Strong_20_Emphasis"><text:span text:style-name="T8">$name = "Айдар";</text:span></text:span></text:p>
      <text:p text:style-name="P6"><text:span text:style-name="Strong_20_Emphasis"><text:span text:style-name="T8">echo "&lt;p&gt;Сәлем, $name!&lt;/p&gt;";</text:span></text:span></text:p>
      <text:p text:style-name="P6"><text:span text:style-name="Strong_20_Emphasis"><text:span text:style-name="T8">?&gt;</text:span></text:span></text:p>
      <text:p text:style-name="P6"><text:span text:style-name="Strong_20_Emphasis"><text:span text:style-name="T8"/></text:span></text:p>
      <text:p text:style-name="P6"><text:span text:style-name="Strong_20_Emphasis"><text:span text:style-name="T12">PHP HTML элементтерімен бірге жұмыс істеп, серверде орындалады. Бұл мүмкіндік формалардан деректерді алу, деректер қорымен байланысу, шартты логиканы орындау және динамикалық контентті көрсету үшін қолданылады. PHP кодын HTML бетіне дұрыс енгізу веб-сайттың интерактивтілігін арттырады және пайдаланушы тәжірибесін жақсартады.</text:span></text:span></text:p>
      <text:p text:style-name="P6"><text:span text:style-name="Strong_20_Emphasis"><text:span text:style-name="T8"/></text:span></text:p>
      <text:p text:style-name="P6"><text:span text:style-name="Strong_20_Emphasis"><text:span text:style-name="T8"/></text:span></text:p>
      <text:h text:style-name="P5" text:outline-level="3"><text:soft-page-break/><text:span text:style-name="Strong_20_Emphasis"><text:span text:style-name="T4">2) HTML форма арқылы деректерді алу</text:span></text:span></text:h>
      <text:p text:style-name="Text_20_body">HTML формалар веб-беттерде пайдаланушыдан деректер жинау үшін қолданылады. Форманы құру үшін <text:span text:style-name="Source_20_Text">&lt;form&gt;</text:span> тегі қолданылады, оның негізгі атрибуттары: <text:span text:style-name="Source_20_Text">action</text:span> — деректерді жіберетін файл, <text:span text:style-name="Source_20_Text">method</text:span> — деректерді жіберу тәсілі (<text:span text:style-name="Source_20_Text">GET</text:span> немесе <text:span text:style-name="Source_20_Text">POST</text:span>). Мысалы:</text:p>
      <text:p text:style-name="P8">&lt;form action="process.php" method="post"&gt;</text:p>
      <text:p text:style-name="P8"><text:s text:c="2"/>Атыңыз: &lt;input type="text" name="username"&gt;</text:p>
      <text:p text:style-name="P8"><text:s text:c="2"/>&lt;input type="submit" value="Жіберу"&gt;</text:p>
      <text:p text:style-name="P8">&lt;/form&gt;</text:p>
      <text:p text:style-name="P6"><text:span text:style-name="Strong_20_Emphasis"><text:span text:style-name="T12">PHP арқылы форма деректерін алу үшін </text:span></text:span><text:span text:style-name="Strong_20_Emphasis"><text:span text:style-name="Source_20_Text"><text:span text:style-name="T12">$_GET</text:span></text:span></text:span><text:span text:style-name="Strong_20_Emphasis"><text:span text:style-name="T12"> немесе </text:span></text:span><text:span text:style-name="Strong_20_Emphasis"><text:span text:style-name="Source_20_Text"><text:span text:style-name="T12">$_POST</text:span></text:span></text:span><text:span text:style-name="Strong_20_Emphasis"><text:span text:style-name="T12"> суперглобалды массивтерін қолданамыз:</text:span></text:span></text:p>
      <text:p text:style-name="P6"><text:span text:style-name="Strong_20_Emphasis"><text:span text:style-name="T6">$name = $_POST['username'];</text:span></text:span></text:p>
      <text:p text:style-name="P6"><text:span text:style-name="Strong_20_Emphasis"><text:span text:style-name="T6">echo "Сәлем, $name!";</text:span></text:span></text:p>
      <text:p text:style-name="P6"><text:span text:style-name="Strong_20_Emphasis"><text:span text:style-name="T6"/></text:span></text:p>
      <text:p text:style-name="P6"><text:span text:style-name="Strong_20_Emphasis"><text:span text:style-name="T12">Бұл әдіс веб-қосымшаларда деректерді өңдеуге, есептеулер жасауға және пайдаланушымен интерактивті байланыс орнатуға мүмкіндік береді.</text:span></text:span></text:p>
      <text:p text:style-name="P6"><text:span text:style-name="Strong_20_Emphasis"><text:span text:style-name="T12"/></text:span></text:p>
      <text:p text:style-name="P6"><text:span text:style-name="Strong_20_Emphasis"><text:span text:style-name="T12"/></text:span></text:p>
      <text:p text:style-name="P11"><text:span text:style-name="Strong_20_Emphasis"><text:span text:style-name="T7">29.10.2025</text:span></text:span></text:p>
      <text:h text:style-name="P9" text:outline-level="3"><text:span text:style-name="Strong_20_Emphasis"><text:span text:style-name="T4">1) PHP арқылы формаларды өңдеу және тексерту </text:span></text:span></text:h>
      <text:p text:style-name="Text_20_body">PHP тілінде формаларды өңдеу веб-қосымшаларда пайдаланушы енгізген мәліметтерді қабылдау мен тексеру үшін қолданылады. Пайдаланушы толтырған деректер серверге <text:span text:style-name="Source_20_Text">$_GET</text:span> немесе <text:span text:style-name="Source_20_Text">$_POST</text:span> арқылы жіберіледі. Мәлімет серверге жеткен соң, PHP скрипті оларды өңдеп, қажет болса тексеру (валидация) жүргізеді. Бұл кезде <text:span text:style-name="Source_20_Text">empty()</text:span>, <text:span text:style-name="Source_20_Text">isset()</text:span>, <text:span text:style-name="Source_20_Text">filter_var()</text:span> сияқты функциялар пайдаланылады. Деректер дұрыс енгізілмесе, экранда қате туралы хабарлама көрсетіледі. Егер бәрі дұрыс болса, ақпарат мәліметтер базасына енгізіледі немесе басқа бетке бағытталады. Формаларды тексеру — веб-сайт қауіпсіздігін қамтамасыз етудің негізгі бөлігі. Ол қате енгізулерден, зиянды кодтан және SQL Injection шабуылдарынан қорғайды. PHP формаларды өңдеу арқылы сервер мен қолданушы арасындағы байланыс тиімді және қауіпсіз түрде жүзеге асады.</text:p>
      <text:h text:style-name="P9" text:outline-level="3"><text:span text:style-name="Strong_20_Emphasis"><text:span text:style-name="T4">2) PHP арқылы HTML элементтерін динамикалық құру </text:span></text:span></text:h>
      <text:p text:style-name="Text_20_body">PHP серверлік бағдарламалау тілі HTML құрылымымен бірігіп, динамикалық мазмұн жасауға мүмкіндік береді. PHP көмегімен HTML код автоматты түрде құралады, яғни бет мазмұны пайдаланушы әрекетіне немесе дерекқордағы ақпаратқа қарай өзгереді. Мысалы, <text:span text:style-name="Source_20_Text">for</text:span> немесе <text:span text:style-name="Source_20_Text">foreach</text:span> циклдері арқылы <text:span text:style-name="Source_20_Text">&lt;option&gt;</text:span> тізімдерін, кесте жолдарын, карточкаларды немесе мәзір элементтерін динамикалық түрде шығару оңай. Бұл кодтың қайталануын азайтып, сайтты жаңартуды жеңілдетеді. Сондай-ақ, шартты операторлар (<text:span text:style-name="Source_20_Text">if</text:span>, <text:span text:style-name="Source_20_Text">else</text:span>) арқылы элементтердің көрінуін басқаруға болады. Мұндай тәсіл веб-беттердің икемділігін арттырып, пайдаланушы интерфейсін заманауи етеді. PHP мен HTML үйлесімі веб-қосымшаларды тиімді, жылдам және деректерге негізделген етуге мүмкіндік береді. Нәтижесінде сайт динамикалық әрі тартымды көрінеді.</text:p>
      <text:h text:style-name="P9" text:outline-level="3"><text:soft-page-break/><text:span text:style-name="Strong_20_Emphasis"><text:span text:style-name="T4">3) Динамикалық беттер жасау (онлайн) </text:span></text:span></text:h>
      <text:p text:style-name="Text_20_body">Динамикалық беттер — мазмұны пайдаланушы әрекетіне немесе сервердегі деректерге байланысты өзгеретін веб-беттер. PHP осындай беттерді жасау үшін мәліметтер базасымен (мысалы, MySQL) бірге жұмыс істейді. Қолданушы сайтқа кіргенде, PHP қажетті ақпаратты базаға сұраныс (<text:span text:style-name="Source_20_Text">SELECT</text:span>) арқылы алады да, оны HTML түрінде экранға шығарады. Бұл тәсіл жаңалықтар сайттарында, форумдарда және интернет-дүкендерде кеңінен қолданылады. Динамикалық беттер арқылы өнімдер тізімі, пікірлер немесе жаңалықтар автоматты түрде жаңарып тұрады. Сондай-ақ, JavaScript пен AJAX технологияларын қосу арқылы интерфейсті жылдам әрі интерактивті етуге болады. PHP негізіндегі динамикалық беттер сайт құрылымын ыңғайлы етіп, пайдаланушыға нақты уақыттағы өзекті мәлімет ұсынады және веб-қосымшаның тиімділігін арттырады.</text:p>
      <text:p text:style-name="P11"><text:span text:style-name="Strong_20_Emphasis"><text:span text:style-name="T6"/></text:span></text:p>
      <text:p text:style-name="P11"><text:span text:style-name="Strong_20_Emphasis"><text:span text:style-name="T6"/></text:span></text:p>
      <text:p text:style-name="P17"><text:span text:style-name="Strong_20_Emphasis"><text:span text:style-name="T15">30.10.2025</text:span></text:span></text:p>
      <text:h text:style-name="P9" text:outline-level="3"><text:span text:style-name="Strong_20_Emphasis"><text:span text:style-name="T11">1) Пайдаланушылардың деректер сақтау </text:span></text:span></text:h>
      <text:p text:style-name="Text_20_body">Веб-қосымшаларда пайдаланушылардың деректерін сақтау — жүйенің тұрақты әрі қауіпсіз жұмыс істеуін қамтамасыз ететін маңызды процесс. PHP арқылы деректер әдетте MySQL секілді мәліметтер базасында сақталады. Пайдаланушы тіркелген кезде оның аты, электрондық поштасы және құпиясөзі форма арқылы серверге жіберіледі. Қауіпсіздік мақсатында құпиясөздер <text:span text:style-name="Source_20_Text">password_hash()</text:span> функциясымен шифрланады, ал жүйеге кіру кезінде <text:span text:style-name="Source_20_Text">password_verify()</text:span> көмегімен салыстырылады. Сонымен қатар, SQL Injection шабуылдарының алдын алу үшін <text:span text:style-name="Source_20_Text">mysqli_real_escape_string()</text:span> немесе дайын сұраныстар (prepared statements) пайдаланылады. Бұл тәсілдер деректердің дұрыстығын тексеріп, қауіпсіз сақтауын қамтамасыз етеді. Пайдаланушылардың ақпаратын сенімді сақтау — қазіргі заманғы веб-жүйелердің сенімділігі мен дербестігін арттыратын негізгі элемент болып табылады.</text:p>
      <text:h text:style-name="Heading_20_3" text:outline-level="3"><text:span text:style-name="Strong_20_Emphasis">2) Сессиялар мен Cookies </text:span></text:h>
      <text:p text:style-name="Text_20_body">Сессиялар мен cookies — веб-қосымшаларда пайдаланушы күйін сақтау үшін қолданылатын негізгі технологиялар. <text:span text:style-name="Strong_20_Emphasis">Сессия</text:span> — сервер жағында сақталатын уақытша ақпарат, ол <text:span text:style-name="Source_20_Text">session_start()</text:span> арқылы іске қосылады және <text:span text:style-name="Source_20_Text">$_SESSION</text:span> массивінде мән түрінде жазылады. Бұл пайдаланушы жүйеге кіргеннен кейін оның аты мен мәртебесін есте сақтауға мүмкіндік береді. <text:span text:style-name="Strong_20_Emphasis">Cookies</text:span> — клиент жағында, яғни браузерде сақталатын шағын файлдар. Олар <text:span text:style-name="Source_20_Text">setcookie()</text:span> функциясы арқылы орнатылады және пайдаланушы сайтқа қайта кіргенде оның параметрлері мен тілін еске түсіруге көмектеседі. Сессиялар қысқа мерзімге, ал cookies ұзақ мерзімге арналған. Екі механизм бірігіп қолданылғанда, пайдаланушы тәжірибесі жақсарып, сайт функционалдығы артады. PHP осы технологиялар арқылы жеке деректермен ыңғайлы әрі қауіпсіз жұмыс істеуді қамтамасыз етеді.</text:p>
      <text:h text:style-name="Heading_20_3" text:outline-level="3"><text:span text:style-name="Strong_20_Emphasis">3) PHP арқылы деректер базасындағы деректерді HTML элементтері арқылы шығару (онлайн) </text:span></text:h>
      <text:p text:style-name="Text_20_body">PHP мен MySQL өзара байланысы веб-жобаларда динамикалық мазмұнды құруға мүмкіндік береді. Мәліметтер базасынан алынған деректерді PHP арқылы HTML элементтерінде <text:soft-page-break/>көрсету — веб-қосымшаның басты қызметтерінің бірі. Базаға қосылу үшін <text:span text:style-name="Source_20_Text">mysqli_connect()</text:span> немесе PDO интерфейсі қолданылады. Одан кейін <text:span text:style-name="Source_20_Text">SELECT</text:span> сұранысы арқылы ақпарат алынып, нәтижелер <text:span text:style-name="Source_20_Text">while</text:span> немесе <text:span text:style-name="Source_20_Text">foreach</text:span> циклдерімен өңделеді. Алынған деректер <text:span text:style-name="Source_20_Text">&lt;table&gt;</text:span>, <text:span text:style-name="Source_20_Text">&lt;ul&gt;</text:span>, <text:span text:style-name="Source_20_Text">&lt;div&gt;</text:span> сияқты HTML құрылымдарына енгізіліп, бетте көрініс табады. Бұл тәсіл өнімдер тізімін, пайдаланушылар мәліметін немесе жаңалықтарды онлайн режимде көрсетуге мүмкіндік береді. PHP мен HTML үйлесуі сайттың мазмұнын автоматты түрде жаңартып, пайдаланушыға нақты уақыттағы өзекті ақпарат ұсынады. Бұл динамикалық веб-беттер жасаудағы негізгі әдіс болып саналады.</text:p>
      <text:p text:style-name="P17"><text:span text:style-name="Strong_20_Emphasis"><text:span text:style-name="T13"/></text:span></text:p>
      <text:p text:style-name="P17"><text:span text:style-name="Strong_20_Emphasis"><text:span text:style-name="T17">31.10.2025</text:span></text:span></text:p>
      <text:h text:style-name="P9" text:outline-level="3"><text:span text:style-name="Strong_20_Emphasis"><text:span text:style-name="T18">1) PHP арқылы файл жүктеу және көрсету (140 сөз)</text:span></text:span></text:h>
      <text:p text:style-name="Text_20_body">PHP тілінде файлдарды жүктеу және көрсету веб-жүйелерде жиі қолданылады. Пайдаланушы форма арқылы файл таңдайды, ал сервер оны <text:span text:style-name="Source_20_Text">$_FILES</text:span> суперглобал массиві арқылы қабылдайды. Жүктеу процесі кезінде <text:span text:style-name="Source_20_Text">move_uploaded_file()</text:span> функциясы пайдаланылады. Файл қабылданбас бұрын оның түрі (MIME-type), өлшемі және кеңейтілімі тексеріледі. Бұл қауіпсіздікті қамтамасыз ету үшін маңызды қадам. Жүктелген файлдар сервердің арнайы қалтасында сақталып, кейін қажет кезде HTML бетіне енгізіледі. Мысалы, <text:span text:style-name="Source_20_Text">&lt;img&gt;</text:span> тегі арқылы сурет немесе <text:span text:style-name="Source_20_Text">&lt;a&gt;</text:span> сілтемесі арқылы құжат көрсетуге болады. Мұндай тәсілдер сурет галереясы, пайдаланушының профиль суретін орнату және құжаттарды онлайн жүктеу жүйелерінде кеңінен қолданылады. PHP арқылы файлдарды өңдеу веб-қосымшалардың функционалдығын кеңейтіп, оларды интерактивті етеді.</text:p>
      <text:h text:style-name="Heading_20_3" text:outline-level="3"><text:span text:style-name="Strong_20_Emphasis">2) Файлдарды формамен жүктеу және өңдеу (140 сөз)</text:span></text:h>
      <text:p text:style-name="Text_20_body">Файлдарды формамен жүктеу үшін HTML-де міндетті түрде <text:span text:style-name="Source_20_Text">enctype="multipart/form-data"</text:span> атрибуты жазылады. Бұл атрибут файлды серверге дұрыс жіберуге мүмкіндік береді. Форма жіберілген соң PHP жағы <text:span text:style-name="Source_20_Text">$_FILES['name']</text:span>, <text:span text:style-name="Source_20_Text">$_FILES['tmp_name']</text:span>, <text:span text:style-name="Source_20_Text">$_FILES['size']</text:span> массивтері арқылы файл туралы ақпарат алады. Файлды өңдеу кезінде оның типі, көлемі және рұқсат етілген кеңейтілімі тексеріледі. Егер файл талапқа сай болса, <text:span text:style-name="Source_20_Text">move_uploaded_file()</text:span> арқылы қажетті қалтаға көшіріледі. Қажет жағдайда файлдың атын өзгертіп, бірегей етуге болады. Егер бұл сурет болса, оны <text:span text:style-name="Source_20_Text">imagecreatefromjpeg()</text:span> немесе <text:span text:style-name="Source_20_Text">imagepng()</text:span> функцияларымен өңдеу мүмкін. Қауіпсіздік мақсатында тек нақты форматтарға рұқсат беріп, басқа файл түрлерін бұғаттау ұсынылады. Бұл тәсіл сервер мен пайдаланушы арасындағы мәлімет алмасудың қауіпсіз әрі тұрақты болуын қамтамасыз етеді.</text:p>
      <text:h text:style-name="Heading_20_3" text:outline-level="3"><text:span text:style-name="Strong_20_Emphasis">3) PHP-де динамикалық кесте жасау (140 сөз)</text:span></text:h>
      <text:p text:style-name="Text_20_body">PHP-де динамикалық кесте жасау веб-қосымшаларда деректерді құрылымды түрде көрсету үшін қолданылады. Кесте мәліметтер базасынан алынған ақпарат негізінде автоматты түрде жасалады. Мысалы, MySQL базасынан <text:span text:style-name="Source_20_Text">SELECT * FROM users</text:span> сұранысы орындалып, нәтиже <text:span text:style-name="Source_20_Text">while</text:span> немесе <text:span text:style-name="Source_20_Text">foreach</text:span> циклдері арқылы шығарылады. Әрбір жазба <text:span text:style-name="Source_20_Text">&lt;tr&gt;</text:span> және <text:span text:style-name="Source_20_Text">&lt;td&gt;</text:span> тегтерімен HTML кестесіне енгізіледі. Бұл әдіс деректер өзгерген сайын кестенің де автоматты жаңаруына мүмкіндік береді. Сондай-ақ, PHP арқылы кестеге CSS стильдері мен <text:soft-page-break/>шартты түстер қосуға болады. Мұндай тәсілдер әкімшілік панельдерде, статистикалық есеп беттерінде және онлайн каталогтарда кеңінен қолданылады. Динамикалық кестелер сайт мазмұнын икемді етуге және ақпаратты қолданушыға ыңғайлы түрде ұсынуға мүмкіндік береді.</text:p>
      <text:h text:style-name="Heading_20_3" text:outline-level="3"><text:span text:style-name="Strong_20_Emphasis">4) Пайдаланушы деректерді енгізу (онлайн) (140 сөз)</text:span></text:h>
      <text:p text:style-name="Text_20_body">Онлайн жүйелерде пайдаланушы деректерді енгізу — интерактивті веб-қосымшаның маңызды бөлігі. HTML форма арқылы енгізілген мәліметтер серверге жіберіліп, PHP арқылы өңделеді және тексеріледі. Пайдаланушы енгізген аты, электрондық пошта немесе пароль <text:span text:style-name="Source_20_Text">$_POST</text:span> массиві арқылы қабылданады. Қателерді болдырмау үшін деректер валидациядан өтеді. Егер мәліметтер дұрыс болса, олар MySQL мәліметтер базасына <text:span text:style-name="Source_20_Text">INSERT</text:span> сұранысы арқылы жазылады. Бұл процесс тіркелу, пікір қалдыру немесе тапсырыс беру кезінде қолданылады. Қате деректер анықталса, пайдаланушыға ескерту хабарламасы көрсетіледі. Мұндай тәсіл сайттың сенімділігін арттырып, деректердің дұрыстығын қамтамасыз етеді. PHP арқылы онлайн деректер енгізу веб-қосымшаның интерактивтілігін арттырып, пайдаланушы мен сервер арасындағы байланысты жеңілдетеді.</text:p>
      <text:p text:style-name="P17"><text:span text:style-name="Strong_20_Emphasis"><text:span text:style-name="T1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8T21:06:13.568681891</meta:creation-date>
    <dc:date>2025-11-03T20:19:54.850587143</dc:date>
    <meta:editing-duration>PT1H51M6S</meta:editing-duration>
    <meta:editing-cycles>22</meta:editing-cycles>
    <meta:generator>LibreOffice/7.3.7.2$Linux_X86_64 LibreOffice_project/30$Build-2</meta:generator>
    <meta:document-statistic meta:table-count="0" meta:image-count="0" meta:object-count="0" meta:page-count="19" meta:paragraph-count="268" meta:word-count="5239" meta:character-count="43263" meta:non-whitespace-character-count="38010"/>
  </office:meta>
</office:document-meta>
</file>